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7.4pt"/>
    </style:style>
    <style:style style:name="co3" style:family="table-column">
      <style:table-column-properties fo:break-before="auto" style:column-width="22.85pt"/>
    </style:style>
    <style:style style:name="co4" style:family="table-column">
      <style:table-column-properties fo:break-before="auto" style:column-width="31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</office:automatic-styles>
  <office:body>
    <office:spreadsheet>
      <table:table table:name="result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string" calcext:value-type="string">
            <text:p>Total Rows</text:p>
          </table:table-cell>
          <table:table-cell office:value-type="float" office:value="3584" calcext:value-type="float">
            <text:p>3584</text:p>
          </table:table-cell>
          <table:table-cell table:number-columns-repeated="2"/>
          <table:table-cell table:formula="of:=ROW()" office:value-type="float" office:value="1" calcext:value-type="float">
            <text:p>1</text:p>
          </table:table-cell>
          <table:table-cell table:style-name="ce1" table:formula="of:=AVERAGEIF([.$A$1:.$A$3584];ROW();[.B$1:.B$3584])"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23" calcext:value-type="float">
            <text:p>-8.23</text:p>
          </table:table-cell>
          <table:table-cell/>
          <table:table-cell office:value-type="string" calcext:value-type="string">
            <text:p>Max Generations</text:p>
          </table:table-cell>
          <table:table-cell table:formula="of:=MAX([.A1]:INDIRECT(&quot;A&quot;&amp;[.G1]))" office:value-type="float" office:value="759" calcext:value-type="float">
            <text:p>759</text:p>
          </table:table-cell>
          <table:table-cell table:number-columns-repeated="2"/>
          <table:table-cell table:formula="of:=ROW()" office:value-type="float" office:value="2" calcext:value-type="float">
            <text:p>2</text:p>
          </table:table-cell>
          <table:table-cell table:style-name="ce1" table:formula="of:=AVERAGEIF([.$A$1:.$A$3584];ROW();[.B$1:.B$3584])"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7.84" calcext:value-type="float">
            <text:p>-7.84</text:p>
          </table:table-cell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 table:formula="of:=ROW()" office:value-type="float" office:value="3" calcext:value-type="float">
            <text:p>3</text:p>
          </table:table-cell>
          <table:table-cell table:style-name="ce1" table:formula="of:=AVERAGEIF([.$A$1:.$A$3584];ROW();[.B$1:.B$3584])" office:value-type="float" office:value="-7.1" calcext:value-type="float">
            <text:p>-7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7.65" calcext:value-type="float">
            <text:p>-7.65</text:p>
          </table:table-cell>
          <table:table-cell table:number-columns-repeated="5"/>
          <table:table-cell table:formula="of:=ROW()" office:value-type="float" office:value="4" calcext:value-type="float">
            <text:p>4</text:p>
          </table:table-cell>
          <table:table-cell table:style-name="ce1" table:formula="of:=AVERAGEIF([.$A$1:.$A$3584];ROW();[.B$1:.B$3584])" office:value-type="float" office:value="-7.1" calcext:value-type="float">
            <text:p>-7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7.16" calcext:value-type="float">
            <text:p>-7.16</text:p>
          </table:table-cell>
          <table:table-cell table:number-columns-repeated="5"/>
          <table:table-cell table:formula="of:=ROW()" office:value-type="float" office:value="5" calcext:value-type="float">
            <text:p>5</text:p>
          </table:table-cell>
          <table:table-cell table:style-name="ce1" table:formula="of:=AVERAGEIF([.$A$1:.$A$3584];ROW();[.B$1:.B$3584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9" calcext:value-type="float">
            <text:p>-6.99</text:p>
          </table:table-cell>
          <table:table-cell table:number-columns-repeated="5"/>
          <table:table-cell table:formula="of:=ROW()" office:value-type="float" office:value="6" calcext:value-type="float">
            <text:p>6</text:p>
          </table:table-cell>
          <table:table-cell table:style-name="ce1" table:formula="of:=AVERAGEIF([.$A$1:.$A$3584];ROW();[.B$1:.B$3584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85" calcext:value-type="float">
            <text:p>-6.85</text:p>
          </table:table-cell>
          <table:table-cell table:number-columns-repeated="5"/>
          <table:table-cell table:formula="of:=ROW()" office:value-type="float" office:value="7" calcext:value-type="float">
            <text:p>7</text:p>
          </table:table-cell>
          <table:table-cell table:style-name="ce1" table:formula="of:=AVERAGEIF([.$A$1:.$A$3584];ROW();[.B$1:.B$3584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73" calcext:value-type="float">
            <text:p>-6.73</text:p>
          </table:table-cell>
          <table:table-cell table:number-columns-repeated="5"/>
          <table:table-cell table:formula="of:=ROW()" office:value-type="float" office:value="8" calcext:value-type="float">
            <text:p>8</text:p>
          </table:table-cell>
          <table:table-cell table:style-name="ce1" table:formula="of:=AVERAGEIF([.$A$1:.$A$3584];ROW();[.B$1:.B$3584])"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5"/>
          <table:table-cell table:formula="of:=ROW()" office:value-type="float" office:value="9" calcext:value-type="float">
            <text:p>9</text:p>
          </table:table-cell>
          <table:table-cell table:style-name="ce1" table:formula="of:=AVERAGEIF([.$A$1:.$A$3584];ROW();[.B$1:.B$3584])"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10" calcext:value-type="float">
            <text:p>10</text:p>
          </table:table-cell>
          <table:table-cell table:style-name="ce1" table:formula="of:=AVERAGEIF([.$A$1:.$A$3584];ROW();[.B$1:.B$3584])"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11" calcext:value-type="float">
            <text:p>11</text:p>
          </table:table-cell>
          <table:table-cell table:style-name="ce1" table:formula="of:=AVERAGEIF([.$A$1:.$A$3584];ROW();[.B$1:.B$3584])"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5"/>
          <table:table-cell table:formula="of:=ROW()" office:value-type="float" office:value="12" calcext:value-type="float">
            <text:p>12</text:p>
          </table:table-cell>
          <table:table-cell table:style-name="ce1" table:formula="of:=AVERAGEIF([.$A$1:.$A$3584];ROW();[.B$1:.B$3584])"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13" calcext:value-type="float">
            <text:p>13</text:p>
          </table:table-cell>
          <table:table-cell table:style-name="ce1" table:formula="of:=AVERAGEIF([.$A$1:.$A$3584];ROW();[.B$1:.B$3584])"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14" calcext:value-type="float">
            <text:p>14</text:p>
          </table:table-cell>
          <table:table-cell table:style-name="ce1" table:formula="of:=AVERAGEIF([.$A$1:.$A$3584];ROW();[.B$1:.B$3584])"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15" calcext:value-type="float">
            <text:p>15</text:p>
          </table:table-cell>
          <table:table-cell table:style-name="ce1" table:formula="of:=AVERAGEIF([.$A$1:.$A$3584];ROW();[.B$1:.B$3584])"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16" calcext:value-type="float">
            <text:p>16</text:p>
          </table:table-cell>
          <table:table-cell table:style-name="ce1" table:formula="of:=AVERAGEIF([.$A$1:.$A$3584];ROW();[.B$1:.B$3584])"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17" calcext:value-type="float">
            <text:p>17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18" calcext:value-type="float">
            <text:p>18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19" calcext:value-type="float">
            <text:p>19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20" calcext:value-type="float">
            <text:p>20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21" calcext:value-type="float">
            <text:p>21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22" calcext:value-type="float">
            <text:p>22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5"/>
          <table:table-cell table:formula="of:=ROW()" office:value-type="float" office:value="23" calcext:value-type="float">
            <text:p>23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24" calcext:value-type="float">
            <text:p>24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25" calcext:value-type="float">
            <text:p>25</text:p>
          </table:table-cell>
          <table:table-cell table:style-name="ce1" table:formula="of:=AVERAGEIF([.$A$1:.$A$3584];ROW();[.B$1:.B$3584])"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26" calcext:value-type="float">
            <text:p>26</text:p>
          </table:table-cell>
          <table:table-cell table:style-name="ce1" table:formula="of:=AVERAGEIF([.$A$1:.$A$3584];ROW();[.B$1:.B$3584])"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27" calcext:value-type="float">
            <text:p>27</text:p>
          </table:table-cell>
          <table:table-cell table:style-name="ce1" table:formula="of:=AVERAGEIF([.$A$1:.$A$3584];ROW();[.B$1:.B$3584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28" calcext:value-type="float">
            <text:p>28</text:p>
          </table:table-cell>
          <table:table-cell table:style-name="ce1" table:formula="of:=AVERAGEIF([.$A$1:.$A$3584];ROW();[.B$1:.B$3584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29" calcext:value-type="float">
            <text:p>29</text:p>
          </table:table-cell>
          <table:table-cell table:style-name="ce1" table:formula="of:=AVERAGEIF([.$A$1:.$A$3584];ROW();[.B$1:.B$3584])"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30" calcext:value-type="float">
            <text:p>30</text:p>
          </table:table-cell>
          <table:table-cell table:style-name="ce1" table:formula="of:=AVERAGEIF([.$A$1:.$A$3584];ROW();[.B$1:.B$3584])"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31" calcext:value-type="float">
            <text:p>31</text:p>
          </table:table-cell>
          <table:table-cell table:style-name="ce1" table:formula="of:=AVERAGEIF([.$A$1:.$A$3584];ROW();[.B$1:.B$3584])"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32" calcext:value-type="float">
            <text:p>32</text:p>
          </table:table-cell>
          <table:table-cell table:style-name="ce1" table:formula="of:=AVERAGEIF([.$A$1:.$A$3584];ROW();[.B$1:.B$3584])"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33" calcext:value-type="float">
            <text:p>33</text:p>
          </table:table-cell>
          <table:table-cell table:style-name="ce1" table:formula="of:=AVERAGEIF([.$A$1:.$A$3584];ROW();[.B$1:.B$3584])"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34" calcext:value-type="float">
            <text:p>34</text:p>
          </table:table-cell>
          <table:table-cell table:style-name="ce1" table:formula="of:=AVERAGEIF([.$A$1:.$A$3584];ROW();[.B$1:.B$3584])"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number-columns-repeated="5"/>
          <table:table-cell table:formula="of:=ROW()" office:value-type="float" office:value="35" calcext:value-type="float">
            <text:p>35</text:p>
          </table:table-cell>
          <table:table-cell table:style-name="ce1" table:formula="of:=AVERAGEIF([.$A$1:.$A$3584];ROW();[.B$1:.B$3584])"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2" calcext:value-type="float">
            <text:p>-5.92</text:p>
          </table:table-cell>
          <table:table-cell table:number-columns-repeated="5"/>
          <table:table-cell table:formula="of:=ROW()" office:value-type="float" office:value="36" calcext:value-type="float">
            <text:p>36</text:p>
          </table:table-cell>
          <table:table-cell table:style-name="ce1" table:formula="of:=AVERAGEIF([.$A$1:.$A$3584];ROW();[.B$1:.B$3584])"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85" calcext:value-type="float">
            <text:p>-5.85</text:p>
          </table:table-cell>
          <table:table-cell table:number-columns-repeated="5"/>
          <table:table-cell table:formula="of:=ROW()" office:value-type="float" office:value="37" calcext:value-type="float">
            <text:p>37</text:p>
          </table:table-cell>
          <table:table-cell table:style-name="ce1" table:formula="of:=AVERAGEIF([.$A$1:.$A$3584];ROW();[.B$1:.B$3584])"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38" calcext:value-type="float">
            <text:p>38</text:p>
          </table:table-cell>
          <table:table-cell table:style-name="ce1" table:formula="of:=AVERAGEIF([.$A$1:.$A$3584];ROW();[.B$1:.B$3584])"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5" calcext:value-type="float">
            <text:p>-4.95</text:p>
          </table:table-cell>
          <table:table-cell table:number-columns-repeated="5"/>
          <table:table-cell table:formula="of:=ROW()" office:value-type="float" office:value="39" calcext:value-type="float">
            <text:p>39</text:p>
          </table:table-cell>
          <table:table-cell table:style-name="ce1" table:formula="of:=AVERAGEIF([.$A$1:.$A$3584];ROW();[.B$1:.B$3584])"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1" calcext:value-type="float">
            <text:p>-4.91</text:p>
          </table:table-cell>
          <table:table-cell table:number-columns-repeated="5"/>
          <table:table-cell table:formula="of:=ROW()" office:value-type="float" office:value="40" calcext:value-type="float">
            <text:p>40</text:p>
          </table:table-cell>
          <table:table-cell table:style-name="ce1" table:formula="of:=AVERAGEIF([.$A$1:.$A$3584];ROW();[.B$1:.B$3584])"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83" calcext:value-type="float">
            <text:p>-4.83</text:p>
          </table:table-cell>
          <table:table-cell table:number-columns-repeated="5"/>
          <table:table-cell table:formula="of:=ROW()" office:value-type="float" office:value="41" calcext:value-type="float">
            <text:p>41</text:p>
          </table:table-cell>
          <table:table-cell table:style-name="ce1" table:formula="of:=AVERAGEIF([.$A$1:.$A$3584];ROW();[.B$1:.B$3584])"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71" calcext:value-type="float">
            <text:p>-4.71</text:p>
          </table:table-cell>
          <table:table-cell table:number-columns-repeated="5"/>
          <table:table-cell table:formula="of:=ROW()" office:value-type="float" office:value="42" calcext:value-type="float">
            <text:p>42</text:p>
          </table:table-cell>
          <table:table-cell table:style-name="ce1" table:formula="of:=AVERAGEIF([.$A$1:.$A$3584];ROW();[.B$1:.B$3584])"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58" calcext:value-type="float">
            <text:p>-4.58</text:p>
          </table:table-cell>
          <table:table-cell table:number-columns-repeated="5"/>
          <table:table-cell table:formula="of:=ROW()" office:value-type="float" office:value="43" calcext:value-type="float">
            <text:p>43</text:p>
          </table:table-cell>
          <table:table-cell table:style-name="ce1" table:formula="of:=AVERAGEIF([.$A$1:.$A$3584];ROW();[.B$1:.B$3584])"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46" calcext:value-type="float">
            <text:p>-4.46</text:p>
          </table:table-cell>
          <table:table-cell table:number-columns-repeated="5"/>
          <table:table-cell table:formula="of:=ROW()" office:value-type="float" office:value="44" calcext:value-type="float">
            <text:p>44</text:p>
          </table:table-cell>
          <table:table-cell table:style-name="ce1" table:formula="of:=AVERAGEIF([.$A$1:.$A$3584];ROW();[.B$1:.B$3584])"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38" calcext:value-type="float">
            <text:p>-4.38</text:p>
          </table:table-cell>
          <table:table-cell table:number-columns-repeated="5"/>
          <table:table-cell table:formula="of:=ROW()" office:value-type="float" office:value="45" calcext:value-type="float">
            <text:p>45</text:p>
          </table:table-cell>
          <table:table-cell table:style-name="ce1" table:formula="of:=AVERAGEIF([.$A$1:.$A$3584];ROW();[.B$1:.B$3584])"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46" calcext:value-type="float">
            <text:p>46</text:p>
          </table:table-cell>
          <table:table-cell table:style-name="ce1" table:formula="of:=AVERAGEIF([.$A$1:.$A$3584];ROW();[.B$1:.B$3584])"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47" calcext:value-type="float">
            <text:p>47</text:p>
          </table:table-cell>
          <table:table-cell table:style-name="ce1" table:formula="of:=AVERAGEIF([.$A$1:.$A$3584];ROW();[.B$1:.B$3584])"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48" calcext:value-type="float">
            <text:p>48</text:p>
          </table:table-cell>
          <table:table-cell table:style-name="ce1" table:formula="of:=AVERAGEIF([.$A$1:.$A$3584];ROW();[.B$1:.B$3584])"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49" calcext:value-type="float">
            <text:p>49</text:p>
          </table:table-cell>
          <table:table-cell table:style-name="ce1" table:formula="of:=AVERAGEIF([.$A$1:.$A$3584];ROW();[.B$1:.B$3584])"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50" calcext:value-type="float">
            <text:p>50</text:p>
          </table:table-cell>
          <table:table-cell table:style-name="ce1" table:formula="of:=AVERAGEIF([.$A$1:.$A$3584];ROW();[.B$1:.B$3584])"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1" calcext:value-type="float">
            <text:p>51</text:p>
          </table:table-cell>
          <table:table-cell table:style-name="ce1" table:formula="of:=AVERAGEIF([.$A$1:.$A$3584];ROW();[.B$1:.B$3584])" office:value-type="float" office:value="-4.9" calcext:value-type="float">
            <text:p>-4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2" calcext:value-type="float">
            <text:p>52</text:p>
          </table:table-cell>
          <table:table-cell table:style-name="ce1" table:formula="of:=AVERAGEIF([.$A$1:.$A$3584];ROW();[.B$1:.B$3584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3" calcext:value-type="float">
            <text:p>53</text:p>
          </table:table-cell>
          <table:table-cell table:style-name="ce1" table:formula="of:=AVERAGEIF([.$A$1:.$A$3584];ROW();[.B$1:.B$3584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4" calcext:value-type="float">
            <text:p>54</text:p>
          </table:table-cell>
          <table:table-cell table:style-name="ce1" table:formula="of:=AVERAGEIF([.$A$1:.$A$3584];ROW();[.B$1:.B$3584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5" calcext:value-type="float">
            <text:p>55</text:p>
          </table:table-cell>
          <table:table-cell table:style-name="ce1" table:formula="of:=AVERAGEIF([.$A$1:.$A$3584];ROW();[.B$1:.B$3584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6" calcext:value-type="float">
            <text:p>56</text:p>
          </table:table-cell>
          <table:table-cell table:style-name="ce1" table:formula="of:=AVERAGEIF([.$A$1:.$A$3584];ROW();[.B$1:.B$3584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7" calcext:value-type="float">
            <text:p>57</text:p>
          </table:table-cell>
          <table:table-cell table:style-name="ce1" table:formula="of:=AVERAGEIF([.$A$1:.$A$3584];ROW();[.B$1:.B$3584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8" calcext:value-type="float">
            <text:p>58</text:p>
          </table:table-cell>
          <table:table-cell table:style-name="ce1" table:formula="of:=AVERAGEIF([.$A$1:.$A$3584];ROW();[.B$1:.B$3584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9" calcext:value-type="float">
            <text:p>59</text:p>
          </table:table-cell>
          <table:table-cell table:style-name="ce1" table:formula="of:=AVERAGEIF([.$A$1:.$A$3584];ROW();[.B$1:.B$3584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60" calcext:value-type="float">
            <text:p>60</text:p>
          </table:table-cell>
          <table:table-cell table:style-name="ce1" table:formula="of:=AVERAGEIF([.$A$1:.$A$3584];ROW();[.B$1:.B$3584])" office:value-type="float" office:value="-4.7" calcext:value-type="float">
            <text:p>-4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61" calcext:value-type="float">
            <text:p>61</text:p>
          </table:table-cell>
          <table:table-cell table:style-name="ce1" table:formula="of:=AVERAGEIF([.$A$1:.$A$3584];ROW();[.B$1:.B$3584])" office:value-type="float" office:value="-4.6" calcext:value-type="float">
            <text:p>-4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-4" calcext:value-type="float">
            <text:p>-4</text:p>
          </table:table-cell>
          <table:table-cell table:number-columns-repeated="5"/>
          <table:table-cell table:formula="of:=ROW()" office:value-type="float" office:value="62" calcext:value-type="float">
            <text:p>62</text:p>
          </table:table-cell>
          <table:table-cell table:style-name="ce1" table:formula="of:=AVERAGEIF([.$A$1:.$A$3584];ROW();[.B$1:.B$3584])" office:value-type="float" office:value="-4.6" calcext:value-type="float">
            <text:p>-4.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63" calcext:value-type="float">
            <text:p>63</text:p>
          </table:table-cell>
          <table:table-cell table:style-name="ce1" table:formula="of:=AVERAGEIF([.$A$1:.$A$3584];ROW();[.B$1:.B$3584])" office:value-type="float" office:value="-4.6" calcext:value-type="float">
            <text:p>-4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64" calcext:value-type="float">
            <text:p>64</text:p>
          </table:table-cell>
          <table:table-cell table:style-name="ce1" table:formula="of:=AVERAGEIF([.$A$1:.$A$3584];ROW();[.B$1:.B$3584])" office:value-type="float" office:value="-4.6" calcext:value-type="float">
            <text:p>-4.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65" calcext:value-type="float">
            <text:p>65</text:p>
          </table:table-cell>
          <table:table-cell table:style-name="ce1" table:formula="of:=AVERAGEIF([.$A$1:.$A$3584];ROW();[.B$1:.B$3584]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66" calcext:value-type="float">
            <text:p>66</text:p>
          </table:table-cell>
          <table:table-cell table:style-name="ce1" table:formula="of:=AVERAGEIF([.$A$1:.$A$3584];ROW();[.B$1:.B$3584])"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67" calcext:value-type="float">
            <text:p>67</text:p>
          </table:table-cell>
          <table:table-cell table:style-name="ce1" table:formula="of:=AVERAGEIF([.$A$1:.$A$3584];ROW();[.B$1:.B$3584]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68" calcext:value-type="float">
            <text:p>68</text:p>
          </table:table-cell>
          <table:table-cell table:style-name="ce1" table:formula="of:=AVERAGEIF([.$A$1:.$A$3584];ROW();[.B$1:.B$3584]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69" calcext:value-type="float">
            <text:p>69</text:p>
          </table:table-cell>
          <table:table-cell table:style-name="ce1" table:formula="of:=AVERAGEIF([.$A$1:.$A$3584];ROW();[.B$1:.B$3584]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70" calcext:value-type="float">
            <text:p>70</text:p>
          </table:table-cell>
          <table:table-cell table:style-name="ce1" table:formula="of:=AVERAGEIF([.$A$1:.$A$3584];ROW();[.B$1:.B$3584])"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71" calcext:value-type="float">
            <text:p>71</text:p>
          </table:table-cell>
          <table:table-cell table:style-name="ce1" table:formula="of:=AVERAGEIF([.$A$1:.$A$3584];ROW();[.B$1:.B$3584])"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72" calcext:value-type="float">
            <text:p>72</text:p>
          </table:table-cell>
          <table:table-cell table:style-name="ce1" table:formula="of:=AVERAGEIF([.$A$1:.$A$3584];ROW();[.B$1:.B$3584])"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73" calcext:value-type="float">
            <text:p>73</text:p>
          </table:table-cell>
          <table:table-cell table:style-name="ce1" table:formula="of:=AVERAGEIF([.$A$1:.$A$3584];ROW();[.B$1:.B$3584])"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74" calcext:value-type="float">
            <text:p>74</text:p>
          </table:table-cell>
          <table:table-cell table:style-name="ce1" table:formula="of:=AVERAGEIF([.$A$1:.$A$3584];ROW();[.B$1:.B$3584])"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9" calcext:value-type="float">
            <text:p>-3.99</text:p>
          </table:table-cell>
          <table:table-cell table:number-columns-repeated="5"/>
          <table:table-cell table:formula="of:=ROW()" office:value-type="float" office:value="75" calcext:value-type="float">
            <text:p>75</text:p>
          </table:table-cell>
          <table:table-cell table:style-name="ce1" table:formula="of:=AVERAGEIF([.$A$1:.$A$3584];ROW();[.B$1:.B$3584])"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6" calcext:value-type="float">
            <text:p>-3.96</text:p>
          </table:table-cell>
          <table:table-cell table:number-columns-repeated="5"/>
          <table:table-cell table:formula="of:=ROW()" office:value-type="float" office:value="76" calcext:value-type="float">
            <text:p>76</text:p>
          </table:table-cell>
          <table:table-cell table:style-name="ce1" table:formula="of:=AVERAGEIF([.$A$1:.$A$3584];ROW();[.B$1:.B$3584])"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3" calcext:value-type="float">
            <text:p>-3.93</text:p>
          </table:table-cell>
          <table:table-cell table:number-columns-repeated="5"/>
          <table:table-cell table:formula="of:=ROW()" office:value-type="float" office:value="77" calcext:value-type="float">
            <text:p>77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1" calcext:value-type="float">
            <text:p>-3.91</text:p>
          </table:table-cell>
          <table:table-cell table:number-columns-repeated="5"/>
          <table:table-cell table:formula="of:=ROW()" office:value-type="float" office:value="78" calcext:value-type="float">
            <text:p>78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81" calcext:value-type="float">
            <text:p>-3.81</text:p>
          </table:table-cell>
          <table:table-cell table:number-columns-repeated="5"/>
          <table:table-cell table:formula="of:=ROW()" office:value-type="float" office:value="79" calcext:value-type="float">
            <text:p>79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73" calcext:value-type="float">
            <text:p>-3.73</text:p>
          </table:table-cell>
          <table:table-cell table:number-columns-repeated="5"/>
          <table:table-cell table:formula="of:=ROW()" office:value-type="float" office:value="80" calcext:value-type="float">
            <text:p>80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51" calcext:value-type="float">
            <text:p>-3.51</text:p>
          </table:table-cell>
          <table:table-cell table:number-columns-repeated="5"/>
          <table:table-cell table:formula="of:=ROW()" office:value-type="float" office:value="81" calcext:value-type="float">
            <text:p>81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33" calcext:value-type="float">
            <text:p>-3.33</text:p>
          </table:table-cell>
          <table:table-cell table:number-columns-repeated="5"/>
          <table:table-cell table:formula="of:=ROW()" office:value-type="float" office:value="82" calcext:value-type="float">
            <text:p>82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22" calcext:value-type="float">
            <text:p>-3.22</text:p>
          </table:table-cell>
          <table:table-cell table:number-columns-repeated="5"/>
          <table:table-cell table:formula="of:=ROW()" office:value-type="float" office:value="83" calcext:value-type="float">
            <text:p>83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16" calcext:value-type="float">
            <text:p>-3.16</text:p>
          </table:table-cell>
          <table:table-cell table:number-columns-repeated="5"/>
          <table:table-cell table:formula="of:=ROW()" office:value-type="float" office:value="84" calcext:value-type="float">
            <text:p>84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12" calcext:value-type="float">
            <text:p>-3.12</text:p>
          </table:table-cell>
          <table:table-cell table:number-columns-repeated="5"/>
          <table:table-cell table:formula="of:=ROW()" office:value-type="float" office:value="85" calcext:value-type="float">
            <text:p>85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86" calcext:value-type="float">
            <text:p>86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87" calcext:value-type="float">
            <text:p>87</text:p>
          </table:table-cell>
          <table:table-cell table:style-name="ce1" table:formula="of:=AVERAGEIF([.$A$1:.$A$3584];ROW();[.B$1:.B$3584])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88" calcext:value-type="float">
            <text:p>88</text:p>
          </table:table-cell>
          <table:table-cell table:style-name="ce1" table:formula="of:=AVERAGEIF([.$A$1:.$A$3584];ROW();[.B$1:.B$358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89" calcext:value-type="float">
            <text:p>89</text:p>
          </table:table-cell>
          <table:table-cell table:style-name="ce1" table:formula="of:=AVERAGEIF([.$A$1:.$A$3584];ROW();[.B$1:.B$358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90" calcext:value-type="float">
            <text:p>90</text:p>
          </table:table-cell>
          <table:table-cell table:style-name="ce1" table:formula="of:=AVERAGEIF([.$A$1:.$A$3584];ROW();[.B$1:.B$3584])" office:value-type="float" office:value="-3.9" calcext:value-type="float">
            <text:p>-3.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91" calcext:value-type="float">
            <text:p>91</text:p>
          </table:table-cell>
          <table:table-cell table:style-name="ce1" table:formula="of:=AVERAGEIF([.$A$1:.$A$3584];ROW();[.B$1:.B$3584])"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92" calcext:value-type="float">
            <text:p>92</text:p>
          </table:table-cell>
          <table:table-cell table:style-name="ce1" table:formula="of:=AVERAGEIF([.$A$1:.$A$3584];ROW();[.B$1:.B$3584])"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93" calcext:value-type="float">
            <text:p>93</text:p>
          </table:table-cell>
          <table:table-cell table:style-name="ce1" table:formula="of:=AVERAGEIF([.$A$1:.$A$3584];ROW();[.B$1:.B$3584])"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94" calcext:value-type="float">
            <text:p>94</text:p>
          </table:table-cell>
          <table:table-cell table:style-name="ce1" table:formula="of:=AVERAGEIF([.$A$1:.$A$3584];ROW();[.B$1:.B$3584])"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95" calcext:value-type="float">
            <text:p>95</text:p>
          </table:table-cell>
          <table:table-cell table:style-name="ce1" table:formula="of:=AVERAGEIF([.$A$1:.$A$3584];ROW();[.B$1:.B$3584])"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96" calcext:value-type="float">
            <text:p>96</text:p>
          </table:table-cell>
          <table:table-cell table:style-name="ce1" table:formula="of:=AVERAGEIF([.$A$1:.$A$3584];ROW();[.B$1:.B$3584])"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97" calcext:value-type="float">
            <text:p>97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98" calcext:value-type="float">
            <text:p>98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99" calcext:value-type="float">
            <text:p>99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100" calcext:value-type="float">
            <text:p>100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01" calcext:value-type="float">
            <text:p>101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02" calcext:value-type="float">
            <text:p>102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03" calcext:value-type="float">
            <text:p>103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04" calcext:value-type="float">
            <text:p>104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05" calcext:value-type="float">
            <text:p>105</text:p>
          </table:table-cell>
          <table:table-cell table:style-name="ce1" table:formula="of:=AVERAGEIF([.$A$1:.$A$3584];ROW();[.B$1:.B$3584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106" calcext:value-type="float">
            <text:p>106</text:p>
          </table:table-cell>
          <table:table-cell table:style-name="ce1" table:formula="of:=AVERAGEIF([.$A$1:.$A$3584];ROW();[.B$1:.B$3584])"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07" calcext:value-type="float">
            <text:p>107</text:p>
          </table:table-cell>
          <table:table-cell table:style-name="ce1" table:formula="of:=AVERAGEIF([.$A$1:.$A$3584];ROW();[.B$1:.B$3584])"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108" calcext:value-type="float">
            <text:p>108</text:p>
          </table:table-cell>
          <table:table-cell table:style-name="ce1" table:formula="of:=AVERAGEIF([.$A$1:.$A$3584];ROW();[.B$1:.B$3584])" office:value-type="float" office:value="-3.3" calcext:value-type="float">
            <text:p>-3.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109" calcext:value-type="float">
            <text:p>109</text:p>
          </table:table-cell>
          <table:table-cell table:style-name="ce1" table:formula="of:=AVERAGEIF([.$A$1:.$A$3584];ROW();[.B$1:.B$3584])" office:value-type="float" office:value="-3.3" calcext:value-type="float">
            <text:p>-3.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10" calcext:value-type="float">
            <text:p>110</text:p>
          </table:table-cell>
          <table:table-cell table:style-name="ce1" table:formula="of:=AVERAGEIF([.$A$1:.$A$3584];ROW();[.B$1:.B$3584])" office:value-type="float" office:value="-3.2" calcext:value-type="float">
            <text:p>-3.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11" calcext:value-type="float">
            <text:p>111</text:p>
          </table:table-cell>
          <table:table-cell table:style-name="ce1" table:formula="of:=AVERAGEIF([.$A$1:.$A$3584];ROW();[.B$1:.B$3584])"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12" calcext:value-type="float">
            <text:p>112</text:p>
          </table:table-cell>
          <table:table-cell table:style-name="ce1" table:formula="of:=AVERAGEIF([.$A$1:.$A$3584];ROW();[.B$1:.B$3584])"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13" calcext:value-type="float">
            <text:p>113</text:p>
          </table:table-cell>
          <table:table-cell table:style-name="ce1" table:formula="of:=AVERAGEIF([.$A$1:.$A$3584];ROW();[.B$1:.B$358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114" calcext:value-type="float">
            <text:p>114</text:p>
          </table:table-cell>
          <table:table-cell table:style-name="ce1" table:formula="of:=AVERAGEIF([.$A$1:.$A$3584];ROW();[.B$1:.B$358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115" calcext:value-type="float">
            <text:p>115</text:p>
          </table:table-cell>
          <table:table-cell table:style-name="ce1" table:formula="of:=AVERAGEIF([.$A$1:.$A$3584];ROW();[.B$1:.B$358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16" calcext:value-type="float">
            <text:p>116</text:p>
          </table:table-cell>
          <table:table-cell table:style-name="ce1" table:formula="of:=AVERAGEIF([.$A$1:.$A$3584];ROW();[.B$1:.B$358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17" calcext:value-type="float">
            <text:p>117</text:p>
          </table:table-cell>
          <table:table-cell table:style-name="ce1" table:formula="of:=AVERAGEIF([.$A$1:.$A$3584];ROW();[.B$1:.B$358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118" calcext:value-type="float">
            <text:p>118</text:p>
          </table:table-cell>
          <table:table-cell table:style-name="ce1" table:formula="of:=AVERAGEIF([.$A$1:.$A$3584];ROW();[.B$1:.B$358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19" calcext:value-type="float">
            <text:p>119</text:p>
          </table:table-cell>
          <table:table-cell table:style-name="ce1" table:formula="of:=AVERAGEIF([.$A$1:.$A$3584];ROW();[.B$1:.B$358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20" calcext:value-type="float">
            <text:p>120</text:p>
          </table:table-cell>
          <table:table-cell table:style-name="ce1" table:formula="of:=AVERAGEIF([.$A$1:.$A$3584];ROW();[.B$1:.B$3584])"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21" calcext:value-type="float">
            <text:p>121</text:p>
          </table:table-cell>
          <table:table-cell table:style-name="ce1" table:formula="of:=AVERAGEIF([.$A$1:.$A$3584];ROW();[.B$1:.B$3584])"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122" calcext:value-type="float">
            <text:p>122</text:p>
          </table:table-cell>
          <table:table-cell table:style-name="ce1" table:formula="of:=AVERAGEIF([.$A$1:.$A$3584];ROW();[.B$1:.B$3584])"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123" calcext:value-type="float">
            <text:p>123</text:p>
          </table:table-cell>
          <table:table-cell table:style-name="ce1" table:formula="of:=AVERAGEIF([.$A$1:.$A$3584];ROW();[.B$1:.B$3584])"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24" calcext:value-type="float">
            <text:p>124</text:p>
          </table:table-cell>
          <table:table-cell table:style-name="ce1" table:formula="of:=AVERAGEIF([.$A$1:.$A$3584];ROW();[.B$1:.B$3584])"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25" calcext:value-type="float">
            <text:p>125</text:p>
          </table:table-cell>
          <table:table-cell table:style-name="ce1" table:formula="of:=AVERAGEIF([.$A$1:.$A$3584];ROW();[.B$1:.B$3584])" office:value-type="float" office:value="-2.8" calcext:value-type="float">
            <text:p>-2.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26" calcext:value-type="float">
            <text:p>126</text:p>
          </table:table-cell>
          <table:table-cell table:style-name="ce1" table:formula="of:=AVERAGEIF([.$A$1:.$A$3584];ROW();[.B$1:.B$3584])" office:value-type="float" office:value="-2.7" calcext:value-type="float">
            <text:p>-2.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127" calcext:value-type="float">
            <text:p>127</text:p>
          </table:table-cell>
          <table:table-cell table:style-name="ce1" table:formula="of:=AVERAGEIF([.$A$1:.$A$3584];ROW();[.B$1:.B$3584])" office:value-type="float" office:value="-2.7" calcext:value-type="float">
            <text:p>-2.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28" calcext:value-type="float">
            <text:p>128</text:p>
          </table:table-cell>
          <table:table-cell table:style-name="ce1" table:formula="of:=AVERAGEIF([.$A$1:.$A$3584];ROW();[.B$1:.B$3584])" office:value-type="float" office:value="-2.7" calcext:value-type="float">
            <text:p>-2.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129" calcext:value-type="float">
            <text:p>129</text:p>
          </table:table-cell>
          <table:table-cell table:style-name="ce1" table:formula="of:=AVERAGEIF([.$A$1:.$A$3584];ROW();[.B$1:.B$3584])" office:value-type="float" office:value="-2.7" calcext:value-type="float">
            <text:p>-2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8" calcext:value-type="float">
            <text:p>-2.98</text:p>
          </table:table-cell>
          <table:table-cell table:number-columns-repeated="5"/>
          <table:table-cell table:formula="of:=ROW()" office:value-type="float" office:value="130" calcext:value-type="float">
            <text:p>130</text:p>
          </table:table-cell>
          <table:table-cell table:style-name="ce1" table:formula="of:=AVERAGEIF([.$A$1:.$A$3584];ROW();[.B$1:.B$3584])" office:value-type="float" office:value="-2.7" calcext:value-type="float">
            <text:p>-2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9" calcext:value-type="float">
            <text:p>-2.89</text:p>
          </table:table-cell>
          <table:table-cell table:number-columns-repeated="5"/>
          <table:table-cell table:formula="of:=ROW()" office:value-type="float" office:value="131" calcext:value-type="float">
            <text:p>131</text:p>
          </table:table-cell>
          <table:table-cell table:style-name="ce1" table:formula="of:=AVERAGEIF([.$A$1:.$A$3584];ROW();[.B$1:.B$3584])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79" calcext:value-type="float">
            <text:p>-2.79</text:p>
          </table:table-cell>
          <table:table-cell table:number-columns-repeated="5"/>
          <table:table-cell table:formula="of:=ROW()" office:value-type="float" office:value="132" calcext:value-type="float">
            <text:p>132</text:p>
          </table:table-cell>
          <table:table-cell table:style-name="ce1" table:formula="of:=AVERAGEIF([.$A$1:.$A$3584];ROW();[.B$1:.B$3584])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67" calcext:value-type="float">
            <text:p>-2.67</text:p>
          </table:table-cell>
          <table:table-cell table:number-columns-repeated="5"/>
          <table:table-cell table:formula="of:=ROW()" office:value-type="float" office:value="133" calcext:value-type="float">
            <text:p>133</text:p>
          </table:table-cell>
          <table:table-cell table:style-name="ce1" table:formula="of:=AVERAGEIF([.$A$1:.$A$3584];ROW();[.B$1:.B$3584])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47" calcext:value-type="float">
            <text:p>-2.47</text:p>
          </table:table-cell>
          <table:table-cell table:number-columns-repeated="5"/>
          <table:table-cell table:formula="of:=ROW()" office:value-type="float" office:value="134" calcext:value-type="float">
            <text:p>134</text:p>
          </table:table-cell>
          <table:table-cell table:style-name="ce1" table:formula="of:=AVERAGEIF([.$A$1:.$A$3584];ROW();[.B$1:.B$3584])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31" calcext:value-type="float">
            <text:p>-2.31</text:p>
          </table:table-cell>
          <table:table-cell table:number-columns-repeated="5"/>
          <table:table-cell table:formula="of:=ROW()" office:value-type="float" office:value="135" calcext:value-type="float">
            <text:p>135</text:p>
          </table:table-cell>
          <table:table-cell table:style-name="ce1" table:formula="of:=AVERAGEIF([.$A$1:.$A$3584];ROW();[.B$1:.B$3584])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19" calcext:value-type="float">
            <text:p>-2.19</text:p>
          </table:table-cell>
          <table:table-cell table:number-columns-repeated="5"/>
          <table:table-cell table:formula="of:=ROW()" office:value-type="float" office:value="136" calcext:value-type="float">
            <text:p>136</text:p>
          </table:table-cell>
          <table:table-cell table:style-name="ce1" table:formula="of:=AVERAGEIF([.$A$1:.$A$3584];ROW();[.B$1:.B$3584])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37" calcext:value-type="float">
            <text:p>137</text:p>
          </table:table-cell>
          <table:table-cell table:style-name="ce1" table:formula="of:=AVERAGEIF([.$A$1:.$A$3584];ROW();[.B$1:.B$3584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38" calcext:value-type="float">
            <text:p>138</text:p>
          </table:table-cell>
          <table:table-cell table:style-name="ce1" table:formula="of:=AVERAGEIF([.$A$1:.$A$3584];ROW();[.B$1:.B$3584])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39" calcext:value-type="float">
            <text:p>139</text:p>
          </table:table-cell>
          <table:table-cell table:style-name="ce1" table:formula="of:=AVERAGEIF([.$A$1:.$A$3584];ROW();[.B$1:.B$3584])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40" calcext:value-type="float">
            <text:p>140</text:p>
          </table:table-cell>
          <table:table-cell table:style-name="ce1" table:formula="of:=AVERAGEIF([.$A$1:.$A$3584];ROW();[.B$1:.B$3584])" office:value-type="float" office:value="-2.2" calcext:value-type="float">
            <text:p>-2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41" calcext:value-type="float">
            <text:p>141</text:p>
          </table:table-cell>
          <table:table-cell table:style-name="ce1" table:formula="of:=AVERAGEIF([.$A$1:.$A$3584];ROW();[.B$1:.B$3584])" office:value-type="float" office:value="-2.44444444444444" calcext:value-type="float">
            <text:p>-2.44444444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42" calcext:value-type="float">
            <text:p>142</text:p>
          </table:table-cell>
          <table:table-cell table:style-name="ce1" table:formula="of:=AVERAGEIF([.$A$1:.$A$3584];ROW();[.B$1:.B$3584])" office:value-type="float" office:value="-2.44444444444444" calcext:value-type="float">
            <text:p>-2.44444444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43" calcext:value-type="float">
            <text:p>143</text:p>
          </table:table-cell>
          <table:table-cell table:style-name="ce1" table:formula="of:=AVERAGEIF([.$A$1:.$A$3584];ROW();[.B$1:.B$3584])" office:value-type="float" office:value="-2.44444444444444" calcext:value-type="float">
            <text:p>-2.44444444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44" calcext:value-type="float">
            <text:p>144</text:p>
          </table:table-cell>
          <table:table-cell table:style-name="ce1" table:formula="of:=AVERAGEIF([.$A$1:.$A$3584];ROW();[.B$1:.B$3584])" office:value-type="float" office:value="-2.33333333333333" calcext:value-type="float">
            <text:p>-2.33333333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45" calcext:value-type="float">
            <text:p>145</text:p>
          </table:table-cell>
          <table:table-cell table:style-name="ce1" table:formula="of:=AVERAGEIF([.$A$1:.$A$3584];ROW();[.B$1:.B$3584])" office:value-type="float" office:value="-2.33333333333333" calcext:value-type="float">
            <text:p>-2.33333333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46" calcext:value-type="float">
            <text:p>146</text:p>
          </table:table-cell>
          <table:table-cell table:style-name="ce1" table:formula="of:=AVERAGEIF([.$A$1:.$A$3584];ROW();[.B$1:.B$3584])" office:value-type="float" office:value="-2.33333333333333" calcext:value-type="float">
            <text:p>-2.3333333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47" calcext:value-type="float">
            <text:p>147</text:p>
          </table:table-cell>
          <table:table-cell table:style-name="ce1" table:formula="of:=AVERAGEIF([.$A$1:.$A$3584];ROW();[.B$1:.B$3584])" office:value-type="float" office:value="-2.33333333333333" calcext:value-type="float">
            <text:p>-2.33333333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48" calcext:value-type="float">
            <text:p>148</text:p>
          </table:table-cell>
          <table:table-cell table:style-name="ce1" table:formula="of:=AVERAGEIF([.$A$1:.$A$3584];ROW();[.B$1:.B$3584])" office:value-type="float" office:value="-2.33333333333333" calcext:value-type="float">
            <text:p>-2.33333333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49" calcext:value-type="float">
            <text:p>149</text:p>
          </table:table-cell>
          <table:table-cell table:style-name="ce1" table:formula="of:=AVERAGEIF([.$A$1:.$A$3584];ROW();[.B$1:.B$3584])" office:value-type="float" office:value="-2.33333333333333" calcext:value-type="float">
            <text:p>-2.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50" calcext:value-type="float">
            <text:p>150</text:p>
          </table:table-cell>
          <table:table-cell table:style-name="ce1" table:formula="of:=AVERAGEIF([.$A$1:.$A$3584];ROW();[.B$1:.B$3584])" office:value-type="float" office:value="-2.22222222222222" calcext:value-type="float">
            <text:p>-2.22222222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51" calcext:value-type="float">
            <text:p>151</text:p>
          </table:table-cell>
          <table:table-cell table:style-name="ce1" table:formula="of:=AVERAGEIF([.$A$1:.$A$3584];ROW();[.B$1:.B$3584])" office:value-type="float" office:value="-2.22222222222222" calcext:value-type="float">
            <text:p>-2.22222222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52" calcext:value-type="float">
            <text:p>152</text:p>
          </table:table-cell>
          <table:table-cell table:style-name="ce1" table:formula="of:=AVERAGEIF([.$A$1:.$A$3584];ROW();[.B$1:.B$3584])" office:value-type="float" office:value="-2.22222222222222" calcext:value-type="float">
            <text:p>-2.22222222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5"/>
          <table:table-cell table:formula="of:=ROW()" office:value-type="float" office:value="153" calcext:value-type="float">
            <text:p>153</text:p>
          </table:table-cell>
          <table:table-cell table:style-name="ce1" table:formula="of:=AVERAGEIF([.$A$1:.$A$3584];ROW();[.B$1:.B$3584])" office:value-type="float" office:value="-2.22222222222222" calcext:value-type="float">
            <text:p>-2.22222222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54" calcext:value-type="float">
            <text:p>154</text:p>
          </table:table-cell>
          <table:table-cell table:style-name="ce1" table:formula="of:=AVERAGEIF([.$A$1:.$A$3584];ROW();[.B$1:.B$3584])" office:value-type="float" office:value="-2.22222222222222" calcext:value-type="float">
            <text:p>-2.22222222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55" calcext:value-type="float">
            <text:p>155</text:p>
          </table:table-cell>
          <table:table-cell table:style-name="ce1" table:formula="of:=AVERAGEIF([.$A$1:.$A$3584];ROW();[.B$1:.B$3584])" office:value-type="float" office:value="-2.22222222222222" calcext:value-type="float">
            <text:p>-2.222222222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56" calcext:value-type="float">
            <text:p>156</text:p>
          </table:table-cell>
          <table:table-cell table:style-name="ce1" table:formula="of:=AVERAGEIF([.$A$1:.$A$3584];ROW();[.B$1:.B$3584])" office:value-type="float" office:value="-2.22222222222222" calcext:value-type="float">
            <text:p>-2.22222222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57" calcext:value-type="float">
            <text:p>157</text:p>
          </table:table-cell>
          <table:table-cell table:style-name="ce1" table:formula="of:=AVERAGEIF([.$A$1:.$A$3584];ROW();[.B$1:.B$3584])" office:value-type="float" office:value="-2.11111111111111" calcext:value-type="float">
            <text:p>-2.11111111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58" calcext:value-type="float">
            <text:p>158</text:p>
          </table:table-cell>
          <table:table-cell table:style-name="ce1" table:formula="of:=AVERAGEIF([.$A$1:.$A$3584];ROW();[.B$1:.B$3584])" office:value-type="float" office:value="-2.11111111111111" calcext:value-type="float">
            <text:p>-2.11111111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59" calcext:value-type="float">
            <text:p>159</text:p>
          </table:table-cell>
          <table:table-cell table:style-name="ce1" table:formula="of:=AVERAGEIF([.$A$1:.$A$3584];ROW();[.B$1:.B$3584])" office:value-type="float" office:value="-2.11111111111111" calcext:value-type="float">
            <text:p>-2.11111111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60" calcext:value-type="float">
            <text:p>160</text:p>
          </table:table-cell>
          <table:table-cell table:style-name="ce1" table:formula="of:=AVERAGEIF([.$A$1:.$A$3584];ROW();[.B$1:.B$3584])" office:value-type="float" office:value="-2.11111111111111" calcext:value-type="float">
            <text:p>-2.11111111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61" calcext:value-type="float">
            <text:p>161</text:p>
          </table:table-cell>
          <table:table-cell table:style-name="ce1" table:formula="of:=AVERAGEIF([.$A$1:.$A$3584];ROW();[.B$1:.B$3584])" office:value-type="float" office:value="-2.11111111111111" calcext:value-type="float">
            <text:p>-2.11111111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62" calcext:value-type="float">
            <text:p>162</text:p>
          </table:table-cell>
          <table:table-cell table:style-name="ce1" table:formula="of:=AVERAGEIF([.$A$1:.$A$3584];ROW();[.B$1:.B$358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63" calcext:value-type="float">
            <text:p>163</text:p>
          </table:table-cell>
          <table:table-cell table:style-name="ce1" table:formula="of:=AVERAGEIF([.$A$1:.$A$3584];ROW();[.B$1:.B$358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64" calcext:value-type="float">
            <text:p>164</text:p>
          </table:table-cell>
          <table:table-cell table:style-name="ce1" table:formula="of:=AVERAGEIF([.$A$1:.$A$3584];ROW();[.B$1:.B$358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65" calcext:value-type="float">
            <text:p>165</text:p>
          </table:table-cell>
          <table:table-cell table:style-name="ce1" table:formula="of:=AVERAGEIF([.$A$1:.$A$3584];ROW();[.B$1:.B$3584])" office:value-type="float" office:value="-1.88888888888889" calcext:value-type="float">
            <text:p>-1.88888888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66" calcext:value-type="float">
            <text:p>166</text:p>
          </table:table-cell>
          <table:table-cell table:style-name="ce1" table:formula="of:=AVERAGEIF([.$A$1:.$A$3584];ROW();[.B$1:.B$3584])" office:value-type="float" office:value="-1.88888888888889" calcext:value-type="float">
            <text:p>-1.88888888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67" calcext:value-type="float">
            <text:p>167</text:p>
          </table:table-cell>
          <table:table-cell table:style-name="ce1" table:formula="of:=AVERAGEIF([.$A$1:.$A$3584];ROW();[.B$1:.B$3584])" office:value-type="float" office:value="-1.88888888888889" calcext:value-type="float">
            <text:p>-1.88888888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68" calcext:value-type="float">
            <text:p>168</text:p>
          </table:table-cell>
          <table:table-cell table:style-name="ce1" table:formula="of:=AVERAGEIF([.$A$1:.$A$3584];ROW();[.B$1:.B$3584])" office:value-type="float" office:value="-1.88888888888889" calcext:value-type="float">
            <text:p>-1.88888888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table:number-columns-repeated="5"/>
          <table:table-cell table:formula="of:=ROW()" office:value-type="float" office:value="169" calcext:value-type="float">
            <text:p>169</text:p>
          </table:table-cell>
          <table:table-cell table:style-name="ce1" table:formula="of:=AVERAGEIF([.$A$1:.$A$3584];ROW();[.B$1:.B$3584])" office:value-type="float" office:value="-1.77777777777778" calcext:value-type="float">
            <text:p>-1.77777777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70" calcext:value-type="float">
            <text:p>170</text:p>
          </table:table-cell>
          <table:table-cell table:style-name="ce1" table:formula="of:=AVERAGEIF([.$A$1:.$A$3584];ROW();[.B$1:.B$358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71" calcext:value-type="float">
            <text:p>171</text:p>
          </table:table-cell>
          <table:table-cell table:style-name="ce1" table:formula="of:=AVERAGEIF([.$A$1:.$A$3584];ROW();[.B$1:.B$358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5"/>
          <table:table-cell table:formula="of:=ROW()" office:value-type="float" office:value="172" calcext:value-type="float">
            <text:p>172</text:p>
          </table:table-cell>
          <table:table-cell table:style-name="ce1" table:formula="of:=AVERAGEIF([.$A$1:.$A$3584];ROW();[.B$1:.B$358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73" calcext:value-type="float">
            <text:p>173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74" calcext:value-type="float">
            <text:p>174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75" calcext:value-type="float">
            <text:p>175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76" calcext:value-type="float">
            <text:p>176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77" calcext:value-type="float">
            <text:p>177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78" calcext:value-type="float">
            <text:p>178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79" calcext:value-type="float">
            <text:p>179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80" calcext:value-type="float">
            <text:p>180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81" calcext:value-type="float">
            <text:p>181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82" calcext:value-type="float">
            <text:p>182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83" calcext:value-type="float">
            <text:p>183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84" calcext:value-type="float">
            <text:p>184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85" calcext:value-type="float">
            <text:p>185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86" calcext:value-type="float">
            <text:p>186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87" calcext:value-type="float">
            <text:p>187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88" calcext:value-type="float">
            <text:p>188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89" calcext:value-type="float">
            <text:p>189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90" calcext:value-type="float">
            <text:p>190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91" calcext:value-type="float">
            <text:p>191</text:p>
          </table:table-cell>
          <table:table-cell table:style-name="ce1" table:formula="of:=AVERAGEIF([.$A$1:.$A$3584];ROW();[.B$1:.B$3584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92" calcext:value-type="float">
            <text:p>192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5"/>
          <table:table-cell table:formula="of:=ROW()" office:value-type="float" office:value="193" calcext:value-type="float">
            <text:p>193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94" calcext:value-type="float">
            <text:p>194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95" calcext:value-type="float">
            <text:p>195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96" calcext:value-type="float">
            <text:p>196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197" calcext:value-type="float">
            <text:p>197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198" calcext:value-type="float">
            <text:p>198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199" calcext:value-type="float">
            <text:p>199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200" calcext:value-type="float">
            <text:p>200</text:p>
          </table:table-cell>
          <table:table-cell table:style-name="ce1" table:formula="of:=AVERAGEIF([.$A$1:.$A$3584];ROW();[.B$1:.B$3584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201" calcext:value-type="float">
            <text:p>201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9" calcext:value-type="float">
            <text:p>-1.99</text:p>
          </table:table-cell>
          <table:table-cell table:number-columns-repeated="5"/>
          <table:table-cell table:formula="of:=ROW()" office:value-type="float" office:value="202" calcext:value-type="float">
            <text:p>202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3" calcext:value-type="float">
            <text:p>-1.93</text:p>
          </table:table-cell>
          <table:table-cell table:number-columns-repeated="5"/>
          <table:table-cell table:formula="of:=ROW()" office:value-type="float" office:value="203" calcext:value-type="float">
            <text:p>203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86" calcext:value-type="float">
            <text:p>-1.86</text:p>
          </table:table-cell>
          <table:table-cell table:number-columns-repeated="5"/>
          <table:table-cell table:formula="of:=ROW()" office:value-type="float" office:value="204" calcext:value-type="float">
            <text:p>204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1" calcext:value-type="float">
            <text:p>-1.71</text:p>
          </table:table-cell>
          <table:table-cell table:number-columns-repeated="5"/>
          <table:table-cell table:formula="of:=ROW()" office:value-type="float" office:value="205" calcext:value-type="float">
            <text:p>205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49" calcext:value-type="float">
            <text:p>-1.49</text:p>
          </table:table-cell>
          <table:table-cell table:number-columns-repeated="5"/>
          <table:table-cell table:formula="of:=ROW()" office:value-type="float" office:value="206" calcext:value-type="float">
            <text:p>206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33" calcext:value-type="float">
            <text:p>-1.33</text:p>
          </table:table-cell>
          <table:table-cell table:number-columns-repeated="5"/>
          <table:table-cell table:formula="of:=ROW()" office:value-type="float" office:value="207" calcext:value-type="float">
            <text:p>207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2" calcext:value-type="float">
            <text:p>-1.2</text:p>
          </table:table-cell>
          <table:table-cell table:number-columns-repeated="5"/>
          <table:table-cell table:formula="of:=ROW()" office:value-type="float" office:value="208" calcext:value-type="float">
            <text:p>208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09" calcext:value-type="float">
            <text:p>209</text:p>
          </table:table-cell>
          <table:table-cell table:style-name="ce1" table:formula="of:=AVERAGEIF([.$A$1:.$A$3584];ROW();[.B$1:.B$3584])" office:value-type="float" office:value="-1.625" calcext:value-type="float">
            <text:p>-1.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210" calcext:value-type="float">
            <text:p>210</text:p>
          </table:table-cell>
          <table:table-cell table:style-name="ce1" table:formula="of:=AVERAGEIF([.$A$1:.$A$3584];ROW();[.B$1:.B$3584])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11" calcext:value-type="float">
            <text:p>211</text:p>
          </table:table-cell>
          <table:table-cell table:style-name="ce1" table:formula="of:=AVERAGEIF([.$A$1:.$A$3584];ROW();[.B$1:.B$3584])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12" calcext:value-type="float">
            <text:p>212</text:p>
          </table:table-cell>
          <table:table-cell table:style-name="ce1" table:formula="of:=AVERAGEIF([.$A$1:.$A$3584];ROW();[.B$1:.B$3584])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13" calcext:value-type="float">
            <text:p>213</text:p>
          </table:table-cell>
          <table:table-cell table:style-name="ce1" table:formula="of:=AVERAGEIF([.$A$1:.$A$3584];ROW();[.B$1:.B$3584])" office:value-type="float" office:value="-1.375" calcext:value-type="float">
            <text:p>-1.3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214" calcext:value-type="float">
            <text:p>214</text:p>
          </table:table-cell>
          <table:table-cell table:style-name="ce1" table:formula="of:=AVERAGEIF([.$A$1:.$A$3584];ROW();[.B$1:.B$3584])" office:value-type="float" office:value="-1.375" calcext:value-type="float">
            <text:p>-1.3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15" calcext:value-type="float">
            <text:p>215</text:p>
          </table:table-cell>
          <table:table-cell table:style-name="ce1" table:formula="of:=AVERAGEIF([.$A$1:.$A$3584];ROW();[.B$1:.B$3584])" office:value-type="float" office:value="-1.375" calcext:value-type="float">
            <text:p>-1.3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16" calcext:value-type="float">
            <text:p>216</text:p>
          </table:table-cell>
          <table:table-cell table:style-name="ce1" table:formula="of:=AVERAGEIF([.$A$1:.$A$3584];ROW();[.B$1:.B$3584])" office:value-type="float" office:value="-1.375" calcext:value-type="float">
            <text:p>-1.3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17" calcext:value-type="float">
            <text:p>217</text:p>
          </table:table-cell>
          <table:table-cell table:style-name="ce1" table:formula="of:=AVERAGEIF([.$A$1:.$A$3584];ROW();[.B$1:.B$3584])" office:value-type="float" office:value="-1.375" calcext:value-type="float">
            <text:p>-1.3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18" calcext:value-type="float">
            <text:p>218</text:p>
          </table:table-cell>
          <table:table-cell table:style-name="ce1" table:formula="of:=AVERAGEIF([.$A$1:.$A$3584];ROW();[.B$1:.B$3584])" office:value-type="float" office:value="-1.375" calcext:value-type="float">
            <text:p>-1.3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219" calcext:value-type="float">
            <text:p>219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20" calcext:value-type="float">
            <text:p>220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21" calcext:value-type="float">
            <text:p>221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22" calcext:value-type="float">
            <text:p>222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23" calcext:value-type="float">
            <text:p>223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24" calcext:value-type="float">
            <text:p>224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225" calcext:value-type="float">
            <text:p>225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26" calcext:value-type="float">
            <text:p>226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27" calcext:value-type="float">
            <text:p>227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28" calcext:value-type="float">
            <text:p>228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29" calcext:value-type="float">
            <text:p>229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30" calcext:value-type="float">
            <text:p>230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31" calcext:value-type="float">
            <text:p>231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32" calcext:value-type="float">
            <text:p>232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33" calcext:value-type="float">
            <text:p>233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34" calcext:value-type="float">
            <text:p>234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35" calcext:value-type="float">
            <text:p>235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36" calcext:value-type="float">
            <text:p>236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37" calcext:value-type="float">
            <text:p>237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38" calcext:value-type="float">
            <text:p>238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39" calcext:value-type="float">
            <text:p>239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40" calcext:value-type="float">
            <text:p>240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41" calcext:value-type="float">
            <text:p>241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42" calcext:value-type="float">
            <text:p>242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43" calcext:value-type="float">
            <text:p>243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44" calcext:value-type="float">
            <text:p>244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45" calcext:value-type="float">
            <text:p>245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46" calcext:value-type="float">
            <text:p>246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47" calcext:value-type="float">
            <text:p>247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48" calcext:value-type="float">
            <text:p>248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49" calcext:value-type="float">
            <text:p>249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50" calcext:value-type="float">
            <text:p>250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251" calcext:value-type="float">
            <text:p>251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52" calcext:value-type="float">
            <text:p>252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53" calcext:value-type="float">
            <text:p>253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54" calcext:value-type="float">
            <text:p>254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55" calcext:value-type="float">
            <text:p>255</text:p>
          </table:table-cell>
          <table:table-cell table:style-name="ce1" table:formula="of:=AVERAGEIF([.$A$1:.$A$3584];ROW();[.B$1:.B$3584]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56" calcext:value-type="float">
            <text:p>25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57" calcext:value-type="float">
            <text:p>257</text:p>
          </table:table-cell>
          <table:table-cell table:style-name="ce1" table:formula="of:=AVERAGEIF([.$A$1:.$A$3584];ROW();[.B$1:.B$3584])" office:value-type="float" office:value="-1.14285714285714" calcext:value-type="float">
            <text:p>-1.14285714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58" calcext:value-type="float">
            <text:p>25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5"/>
          <table:table-cell table:formula="of:=ROW()" office:value-type="float" office:value="259" calcext:value-type="float">
            <text:p>259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60" calcext:value-type="float">
            <text:p>260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61" calcext:value-type="float">
            <text:p>261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62" calcext:value-type="float">
            <text:p>262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63" calcext:value-type="float">
            <text:p>263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64" calcext:value-type="float">
            <text:p>264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65" calcext:value-type="float">
            <text:p>265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66" calcext:value-type="float">
            <text:p>266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67" calcext:value-type="float">
            <text:p>267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68" calcext:value-type="float">
            <text:p>268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69" calcext:value-type="float">
            <text:p>269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70" calcext:value-type="float">
            <text:p>270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71" calcext:value-type="float">
            <text:p>271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72" calcext:value-type="float">
            <text:p>272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273" calcext:value-type="float">
            <text:p>273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74" calcext:value-type="float">
            <text:p>274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75" calcext:value-type="float">
            <text:p>275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76" calcext:value-type="float">
            <text:p>276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77" calcext:value-type="float">
            <text:p>277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78" calcext:value-type="float">
            <text:p>278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79" calcext:value-type="float">
            <text:p>279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80" calcext:value-type="float">
            <text:p>280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281" calcext:value-type="float">
            <text:p>281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82" calcext:value-type="float">
            <text:p>282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83" calcext:value-type="float">
            <text:p>283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84" calcext:value-type="float">
            <text:p>284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285" calcext:value-type="float">
            <text:p>285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86" calcext:value-type="float">
            <text:p>286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87" calcext:value-type="float">
            <text:p>287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88" calcext:value-type="float">
            <text:p>288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89" calcext:value-type="float">
            <text:p>289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90" calcext:value-type="float">
            <text:p>290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91" calcext:value-type="float">
            <text:p>291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92" calcext:value-type="float">
            <text:p>292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93" calcext:value-type="float">
            <text:p>293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94" calcext:value-type="float">
            <text:p>294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95" calcext:value-type="float">
            <text:p>295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96" calcext:value-type="float">
            <text:p>296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297" calcext:value-type="float">
            <text:p>297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98" calcext:value-type="float">
            <text:p>298</text:p>
          </table:table-cell>
          <table:table-cell table:style-name="ce1" table:formula="of:=AVERAGEIF([.$A$1:.$A$3584];ROW();[.B$1:.B$3584])" office:value-type="float" office:value="-1.16666666666667" calcext:value-type="float">
            <text:p>-1.16666666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299" calcext:value-type="float">
            <text:p>29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00" calcext:value-type="float">
            <text:p>300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01" calcext:value-type="float">
            <text:p>301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02" calcext:value-type="float">
            <text:p>302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03" calcext:value-type="float">
            <text:p>303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04" calcext:value-type="float">
            <text:p>304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05" calcext:value-type="float">
            <text:p>305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06" calcext:value-type="float">
            <text:p>306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07" calcext:value-type="float">
            <text:p>307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08" calcext:value-type="float">
            <text:p>308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09" calcext:value-type="float">
            <text:p>309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10" calcext:value-type="float">
            <text:p>310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11" calcext:value-type="float">
            <text:p>311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12" calcext:value-type="float">
            <text:p>312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13" calcext:value-type="float">
            <text:p>313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14" calcext:value-type="float">
            <text:p>314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15" calcext:value-type="float">
            <text:p>315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16" calcext:value-type="float">
            <text:p>316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17" calcext:value-type="float">
            <text:p>317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318" calcext:value-type="float">
            <text:p>318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19" calcext:value-type="float">
            <text:p>319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20" calcext:value-type="float">
            <text:p>320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21" calcext:value-type="float">
            <text:p>321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22" calcext:value-type="float">
            <text:p>322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23" calcext:value-type="float">
            <text:p>323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24" calcext:value-type="float">
            <text:p>324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25" calcext:value-type="float">
            <text:p>325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26" calcext:value-type="float">
            <text:p>326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327" calcext:value-type="float">
            <text:p>327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28" calcext:value-type="float">
            <text:p>328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29" calcext:value-type="float">
            <text:p>329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30" calcext:value-type="float">
            <text:p>330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31" calcext:value-type="float">
            <text:p>331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32" calcext:value-type="float">
            <text:p>332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33" calcext:value-type="float">
            <text:p>333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34" calcext:value-type="float">
            <text:p>334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35" calcext:value-type="float">
            <text:p>335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36" calcext:value-type="float">
            <text:p>336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37" calcext:value-type="float">
            <text:p>337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38" calcext:value-type="float">
            <text:p>338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39" calcext:value-type="float">
            <text:p>339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40" calcext:value-type="float">
            <text:p>340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41" calcext:value-type="float">
            <text:p>341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42" calcext:value-type="float">
            <text:p>342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43" calcext:value-type="float">
            <text:p>343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44" calcext:value-type="float">
            <text:p>344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45" calcext:value-type="float">
            <text:p>345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346" calcext:value-type="float">
            <text:p>346</text:p>
          </table:table-cell>
          <table:table-cell table:style-name="ce1" table:formula="of:=AVERAGEIF([.$A$1:.$A$3584];ROW();[.B$1:.B$3584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47" calcext:value-type="float">
            <text:p>34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48" calcext:value-type="float">
            <text:p>348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49" calcext:value-type="float">
            <text:p>349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50" calcext:value-type="float">
            <text:p>350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51" calcext:value-type="float">
            <text:p>351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52" calcext:value-type="float">
            <text:p>352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53" calcext:value-type="float">
            <text:p>353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54" calcext:value-type="float">
            <text:p>354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55" calcext:value-type="float">
            <text:p>355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56" calcext:value-type="float">
            <text:p>356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57" calcext:value-type="float">
            <text:p>357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58" calcext:value-type="float">
            <text:p>358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59" calcext:value-type="float">
            <text:p>359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60" calcext:value-type="float">
            <text:p>360</text:p>
          </table:table-cell>
          <table:table-cell table:style-name="ce1" table:formula="of:=AVERAGEIF([.$A$1:.$A$3584];ROW();[.B$1:.B$3584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361" calcext:value-type="float">
            <text:p>36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62" calcext:value-type="float">
            <text:p>36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63" calcext:value-type="float">
            <text:p>36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64" calcext:value-type="float">
            <text:p>36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65" calcext:value-type="float">
            <text:p>36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66" calcext:value-type="float">
            <text:p>36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67" calcext:value-type="float">
            <text:p>36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68" calcext:value-type="float">
            <text:p>36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69" calcext:value-type="float">
            <text:p>36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70" calcext:value-type="float">
            <text:p>37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71" calcext:value-type="float">
            <text:p>37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72" calcext:value-type="float">
            <text:p>37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73" calcext:value-type="float">
            <text:p>37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74" calcext:value-type="float">
            <text:p>37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75" calcext:value-type="float">
            <text:p>37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76" calcext:value-type="float">
            <text:p>37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77" calcext:value-type="float">
            <text:p>37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78" calcext:value-type="float">
            <text:p>37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79" calcext:value-type="float">
            <text:p>37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80" calcext:value-type="float">
            <text:p>38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81" calcext:value-type="float">
            <text:p>38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82" calcext:value-type="float">
            <text:p>38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83" calcext:value-type="float">
            <text:p>38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384" calcext:value-type="float">
            <text:p>38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85" calcext:value-type="float">
            <text:p>38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86" calcext:value-type="float">
            <text:p>38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387" calcext:value-type="float">
            <text:p>38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88" calcext:value-type="float">
            <text:p>38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89" calcext:value-type="float">
            <text:p>38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390" calcext:value-type="float">
            <text:p>39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91" calcext:value-type="float">
            <text:p>39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92" calcext:value-type="float">
            <text:p>39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93" calcext:value-type="float">
            <text:p>39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94" calcext:value-type="float">
            <text:p>39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95" calcext:value-type="float">
            <text:p>39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396" calcext:value-type="float">
            <text:p>39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97" calcext:value-type="float">
            <text:p>39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398" calcext:value-type="float">
            <text:p>39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399" calcext:value-type="float">
            <text:p>399</text:p>
          </table:table-cell>
          <table:table-cell table:style-name="ce1" table:formula="of:=AVERAGEIF([.$A$1:.$A$3584];ROW();[.B$1:.B$3584]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93" calcext:value-type="float">
            <text:p>-8.93</text:p>
          </table:table-cell>
          <table:table-cell table:number-columns-repeated="5"/>
          <table:table-cell table:formula="of:=ROW()" office:value-type="float" office:value="400" calcext:value-type="float">
            <text:p>40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49" calcext:value-type="float">
            <text:p>-8.49</text:p>
          </table:table-cell>
          <table:table-cell table:number-columns-repeated="5"/>
          <table:table-cell table:formula="of:=ROW()" office:value-type="float" office:value="401" calcext:value-type="float">
            <text:p>40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36" calcext:value-type="float">
            <text:p>-8.36</text:p>
          </table:table-cell>
          <table:table-cell table:number-columns-repeated="5"/>
          <table:table-cell table:formula="of:=ROW()" office:value-type="float" office:value="402" calcext:value-type="float">
            <text:p>40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5"/>
          <table:table-cell table:formula="of:=ROW()" office:value-type="float" office:value="403" calcext:value-type="float">
            <text:p>40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5"/>
          <table:table-cell table:formula="of:=ROW()" office:value-type="float" office:value="404" calcext:value-type="float">
            <text:p>40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3" calcext:value-type="float">
            <text:p>-8.03</text:p>
          </table:table-cell>
          <table:table-cell table:number-columns-repeated="5"/>
          <table:table-cell table:formula="of:=ROW()" office:value-type="float" office:value="405" calcext:value-type="float">
            <text:p>40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5"/>
          <table:table-cell table:formula="of:=ROW()" office:value-type="float" office:value="406" calcext:value-type="float">
            <text:p>40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5"/>
          <table:table-cell table:formula="of:=ROW()" office:value-type="float" office:value="407" calcext:value-type="float">
            <text:p>40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99" calcext:value-type="float">
            <text:p>-7.99</text:p>
          </table:table-cell>
          <table:table-cell table:number-columns-repeated="5"/>
          <table:table-cell table:formula="of:=ROW()" office:value-type="float" office:value="408" calcext:value-type="float">
            <text:p>40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7.44" calcext:value-type="float">
            <text:p>-7.44</text:p>
          </table:table-cell>
          <table:table-cell table:number-columns-repeated="5"/>
          <table:table-cell table:formula="of:=ROW()" office:value-type="float" office:value="409" calcext:value-type="float">
            <text:p>40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22" calcext:value-type="float">
            <text:p>-7.22</text:p>
          </table:table-cell>
          <table:table-cell table:number-columns-repeated="5"/>
          <table:table-cell table:formula="of:=ROW()" office:value-type="float" office:value="410" calcext:value-type="float">
            <text:p>41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5"/>
          <table:table-cell table:formula="of:=ROW()" office:value-type="float" office:value="411" calcext:value-type="float">
            <text:p>41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5"/>
          <table:table-cell table:formula="of:=ROW()" office:value-type="float" office:value="412" calcext:value-type="float">
            <text:p>41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5"/>
          <table:table-cell table:formula="of:=ROW()" office:value-type="float" office:value="413" calcext:value-type="float">
            <text:p>41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5"/>
          <table:table-cell table:formula="of:=ROW()" office:value-type="float" office:value="414" calcext:value-type="float">
            <text:p>41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5"/>
          <table:table-cell table:formula="of:=ROW()" office:value-type="float" office:value="415" calcext:value-type="float">
            <text:p>41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5"/>
          <table:table-cell table:formula="of:=ROW()" office:value-type="float" office:value="416" calcext:value-type="float">
            <text:p>41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number-columns-repeated="5"/>
          <table:table-cell table:formula="of:=ROW()" office:value-type="float" office:value="417" calcext:value-type="float">
            <text:p>41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6" calcext:value-type="float">
            <text:p>-6.96</text:p>
          </table:table-cell>
          <table:table-cell table:number-columns-repeated="5"/>
          <table:table-cell table:formula="of:=ROW()" office:value-type="float" office:value="418" calcext:value-type="float">
            <text:p>41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92" calcext:value-type="float">
            <text:p>-6.92</text:p>
          </table:table-cell>
          <table:table-cell table:number-columns-repeated="5"/>
          <table:table-cell table:formula="of:=ROW()" office:value-type="float" office:value="419" calcext:value-type="float">
            <text:p>41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20" calcext:value-type="float">
            <text:p>42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21" calcext:value-type="float">
            <text:p>42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5"/>
          <table:table-cell table:formula="of:=ROW()" office:value-type="float" office:value="422" calcext:value-type="float">
            <text:p>42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23" calcext:value-type="float">
            <text:p>42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24" calcext:value-type="float">
            <text:p>42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25" calcext:value-type="float">
            <text:p>42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26" calcext:value-type="float">
            <text:p>42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27" calcext:value-type="float">
            <text:p>42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28" calcext:value-type="float">
            <text:p>42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29" calcext:value-type="float">
            <text:p>42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30" calcext:value-type="float">
            <text:p>43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31" calcext:value-type="float">
            <text:p>43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5"/>
          <table:table-cell table:formula="of:=ROW()" office:value-type="float" office:value="432" calcext:value-type="float">
            <text:p>43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33" calcext:value-type="float">
            <text:p>43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34" calcext:value-type="float">
            <text:p>43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35" calcext:value-type="float">
            <text:p>43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36" calcext:value-type="float">
            <text:p>43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37" calcext:value-type="float">
            <text:p>43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38" calcext:value-type="float">
            <text:p>43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39" calcext:value-type="float">
            <text:p>43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40" calcext:value-type="float">
            <text:p>44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41" calcext:value-type="float">
            <text:p>44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42" calcext:value-type="float">
            <text:p>44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43" calcext:value-type="float">
            <text:p>44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44" calcext:value-type="float">
            <text:p>44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45" calcext:value-type="float">
            <text:p>44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46" calcext:value-type="float">
            <text:p>44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47" calcext:value-type="float">
            <text:p>44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48" calcext:value-type="float">
            <text:p>44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49" calcext:value-type="float">
            <text:p>44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50" calcext:value-type="float">
            <text:p>45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51" calcext:value-type="float">
            <text:p>45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52" calcext:value-type="float">
            <text:p>45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53" calcext:value-type="float">
            <text:p>45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54" calcext:value-type="float">
            <text:p>45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55" calcext:value-type="float">
            <text:p>45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56" calcext:value-type="float">
            <text:p>45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57" calcext:value-type="float">
            <text:p>45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458" calcext:value-type="float">
            <text:p>45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59" calcext:value-type="float">
            <text:p>45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60" calcext:value-type="float">
            <text:p>46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number-columns-repeated="5"/>
          <table:table-cell table:formula="of:=ROW()" office:value-type="float" office:value="461" calcext:value-type="float">
            <text:p>46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62" calcext:value-type="float">
            <text:p>46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63" calcext:value-type="float">
            <text:p>46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8" calcext:value-type="float">
            <text:p>-5.98</text:p>
          </table:table-cell>
          <table:table-cell table:number-columns-repeated="5"/>
          <table:table-cell table:formula="of:=ROW()" office:value-type="float" office:value="464" calcext:value-type="float">
            <text:p>46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97" calcext:value-type="float">
            <text:p>-5.97</text:p>
          </table:table-cell>
          <table:table-cell table:number-columns-repeated="5"/>
          <table:table-cell table:formula="of:=ROW()" office:value-type="float" office:value="465" calcext:value-type="float">
            <text:p>46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66" calcext:value-type="float">
            <text:p>46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5"/>
          <table:table-cell table:formula="of:=ROW()" office:value-type="float" office:value="467" calcext:value-type="float">
            <text:p>46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468" calcext:value-type="float">
            <text:p>46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69" calcext:value-type="float">
            <text:p>469</text:p>
          </table:table-cell>
          <table:table-cell table:style-name="ce1" table:formula="of:=AVERAGEIF([.$A$1:.$A$3584];ROW();[.B$1:.B$3584])" office:value-type="float" office:value="-0.666666666666667" calcext:value-type="float">
            <text:p>-0.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470" calcext:value-type="float">
            <text:p>47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5"/>
          <table:table-cell table:formula="of:=ROW()" office:value-type="float" office:value="471" calcext:value-type="float">
            <text:p>47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72" calcext:value-type="float">
            <text:p>47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473" calcext:value-type="float">
            <text:p>47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74" calcext:value-type="float">
            <text:p>47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475" calcext:value-type="float">
            <text:p>47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76" calcext:value-type="float">
            <text:p>47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5"/>
          <table:table-cell table:formula="of:=ROW()" office:value-type="float" office:value="477" calcext:value-type="float">
            <text:p>47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5"/>
          <table:table-cell table:formula="of:=ROW()" office:value-type="float" office:value="478" calcext:value-type="float">
            <text:p>47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79" calcext:value-type="float">
            <text:p>47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80" calcext:value-type="float">
            <text:p>48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81" calcext:value-type="float">
            <text:p>48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482" calcext:value-type="float">
            <text:p>48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5"/>
          <table:table-cell table:formula="of:=ROW()" office:value-type="float" office:value="483" calcext:value-type="float">
            <text:p>48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84" calcext:value-type="float">
            <text:p>48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-5" calcext:value-type="float">
            <text:p>-5</text:p>
          </table:table-cell>
          <table:table-cell table:number-columns-repeated="5"/>
          <table:table-cell table:formula="of:=ROW()" office:value-type="float" office:value="485" calcext:value-type="float">
            <text:p>48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86" calcext:value-type="float">
            <text:p>48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487" calcext:value-type="float">
            <text:p>48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488" calcext:value-type="float">
            <text:p>488</text:p>
          </table:table-cell>
          <table:table-cell table:style-name="ce1" table:formula="of:=AVERAGEIF([.$A$1:.$A$3584];ROW();[.B$1:.B$358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table:number-columns-repeated="5"/>
          <table:table-cell table:formula="of:=ROW()" office:value-type="float" office:value="489" calcext:value-type="float">
            <text:p>48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5"/>
          <table:table-cell table:formula="of:=ROW()" office:value-type="float" office:value="490" calcext:value-type="float">
            <text:p>49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491" calcext:value-type="float">
            <text:p>49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5"/>
          <table:table-cell table:formula="of:=ROW()" office:value-type="float" office:value="492" calcext:value-type="float">
            <text:p>49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6" calcext:value-type="float">
            <text:p>-4.96</text:p>
          </table:table-cell>
          <table:table-cell table:number-columns-repeated="5"/>
          <table:table-cell table:formula="of:=ROW()" office:value-type="float" office:value="493" calcext:value-type="float">
            <text:p>49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85" calcext:value-type="float">
            <text:p>-4.85</text:p>
          </table:table-cell>
          <table:table-cell table:number-columns-repeated="5"/>
          <table:table-cell table:formula="of:=ROW()" office:value-type="float" office:value="494" calcext:value-type="float">
            <text:p>49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69" calcext:value-type="float">
            <text:p>-4.69</text:p>
          </table:table-cell>
          <table:table-cell table:number-columns-repeated="5"/>
          <table:table-cell table:formula="of:=ROW()" office:value-type="float" office:value="495" calcext:value-type="float">
            <text:p>49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47" calcext:value-type="float">
            <text:p>-4.47</text:p>
          </table:table-cell>
          <table:table-cell table:number-columns-repeated="5"/>
          <table:table-cell table:formula="of:=ROW()" office:value-type="float" office:value="496" calcext:value-type="float">
            <text:p>49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497" calcext:value-type="float">
            <text:p>49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498" calcext:value-type="float">
            <text:p>49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499" calcext:value-type="float">
            <text:p>49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00" calcext:value-type="float">
            <text:p>50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501" calcext:value-type="float">
            <text:p>50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02" calcext:value-type="float">
            <text:p>50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5"/>
          <table:table-cell table:formula="of:=ROW()" office:value-type="float" office:value="503" calcext:value-type="float">
            <text:p>50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04" calcext:value-type="float">
            <text:p>50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05" calcext:value-type="float">
            <text:p>50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06" calcext:value-type="float">
            <text:p>50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07" calcext:value-type="float">
            <text:p>50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08" calcext:value-type="float">
            <text:p>50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09" calcext:value-type="float">
            <text:p>50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10" calcext:value-type="float">
            <text:p>51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11" calcext:value-type="float">
            <text:p>51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12" calcext:value-type="float">
            <text:p>51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5"/>
          <table:table-cell table:formula="of:=ROW()" office:value-type="float" office:value="513" calcext:value-type="float">
            <text:p>51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14" calcext:value-type="float">
            <text:p>51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15" calcext:value-type="float">
            <text:p>51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16" calcext:value-type="float">
            <text:p>51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17" calcext:value-type="float">
            <text:p>51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18" calcext:value-type="float">
            <text:p>51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19" calcext:value-type="float">
            <text:p>51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20" calcext:value-type="float">
            <text:p>52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21" calcext:value-type="float">
            <text:p>52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5"/>
          <table:table-cell table:formula="of:=ROW()" office:value-type="float" office:value="522" calcext:value-type="float">
            <text:p>52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23" calcext:value-type="float">
            <text:p>52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24" calcext:value-type="float">
            <text:p>52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25" calcext:value-type="float">
            <text:p>52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526" calcext:value-type="float">
            <text:p>52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527" calcext:value-type="float">
            <text:p>52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28" calcext:value-type="float">
            <text:p>52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29" calcext:value-type="float">
            <text:p>52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30" calcext:value-type="float">
            <text:p>53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31" calcext:value-type="float">
            <text:p>53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532" calcext:value-type="float">
            <text:p>53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33" calcext:value-type="float">
            <text:p>53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34" calcext:value-type="float">
            <text:p>53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535" calcext:value-type="float">
            <text:p>53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536" calcext:value-type="float">
            <text:p>53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37" calcext:value-type="float">
            <text:p>53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38" calcext:value-type="float">
            <text:p>53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39" calcext:value-type="float">
            <text:p>53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5"/>
          <table:table-cell table:formula="of:=ROW()" office:value-type="float" office:value="540" calcext:value-type="float">
            <text:p>54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41" calcext:value-type="float">
            <text:p>54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542" calcext:value-type="float">
            <text:p>54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543" calcext:value-type="float">
            <text:p>54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9" calcext:value-type="float">
            <text:p>-3.99</text:p>
          </table:table-cell>
          <table:table-cell table:number-columns-repeated="5"/>
          <table:table-cell table:formula="of:=ROW()" office:value-type="float" office:value="544" calcext:value-type="float">
            <text:p>54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84" calcext:value-type="float">
            <text:p>-3.84</text:p>
          </table:table-cell>
          <table:table-cell table:number-columns-repeated="5"/>
          <table:table-cell table:formula="of:=ROW()" office:value-type="float" office:value="545" calcext:value-type="float">
            <text:p>54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46" calcext:value-type="float">
            <text:p>54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47" calcext:value-type="float">
            <text:p>54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48" calcext:value-type="float">
            <text:p>54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49" calcext:value-type="float">
            <text:p>54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50" calcext:value-type="float">
            <text:p>55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51" calcext:value-type="float">
            <text:p>55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52" calcext:value-type="float">
            <text:p>55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553" calcext:value-type="float">
            <text:p>55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554" calcext:value-type="float">
            <text:p>55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555" calcext:value-type="float">
            <text:p>55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56" calcext:value-type="float">
            <text:p>55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57" calcext:value-type="float">
            <text:p>55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58" calcext:value-type="float">
            <text:p>55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59" calcext:value-type="float">
            <text:p>55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60" calcext:value-type="float">
            <text:p>56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61" calcext:value-type="float">
            <text:p>56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62" calcext:value-type="float">
            <text:p>56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63" calcext:value-type="float">
            <text:p>56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64" calcext:value-type="float">
            <text:p>56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65" calcext:value-type="float">
            <text:p>56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66" calcext:value-type="float">
            <text:p>56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67" calcext:value-type="float">
            <text:p>56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68" calcext:value-type="float">
            <text:p>56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69" calcext:value-type="float">
            <text:p>56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70" calcext:value-type="float">
            <text:p>57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71" calcext:value-type="float">
            <text:p>57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72" calcext:value-type="float">
            <text:p>57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73" calcext:value-type="float">
            <text:p>57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74" calcext:value-type="float">
            <text:p>57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75" calcext:value-type="float">
            <text:p>57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76" calcext:value-type="float">
            <text:p>57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577" calcext:value-type="float">
            <text:p>57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578" calcext:value-type="float">
            <text:p>57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79" calcext:value-type="float">
            <text:p>57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80" calcext:value-type="float">
            <text:p>58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581" calcext:value-type="float">
            <text:p>58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82" calcext:value-type="float">
            <text:p>58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583" calcext:value-type="float">
            <text:p>58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84" calcext:value-type="float">
            <text:p>58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85" calcext:value-type="float">
            <text:p>58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86" calcext:value-type="float">
            <text:p>58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87" calcext:value-type="float">
            <text:p>58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88" calcext:value-type="float">
            <text:p>58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89" calcext:value-type="float">
            <text:p>58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90" calcext:value-type="float">
            <text:p>59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591" calcext:value-type="float">
            <text:p>59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592" calcext:value-type="float">
            <text:p>59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8" calcext:value-type="float">
            <text:p>-2.98</text:p>
          </table:table-cell>
          <table:table-cell table:number-columns-repeated="5"/>
          <table:table-cell table:formula="of:=ROW()" office:value-type="float" office:value="593" calcext:value-type="float">
            <text:p>59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3" calcext:value-type="float">
            <text:p>-2.93</text:p>
          </table:table-cell>
          <table:table-cell table:number-columns-repeated="5"/>
          <table:table-cell table:formula="of:=ROW()" office:value-type="float" office:value="594" calcext:value-type="float">
            <text:p>59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8" calcext:value-type="float">
            <text:p>-2.88</text:p>
          </table:table-cell>
          <table:table-cell table:number-columns-repeated="5"/>
          <table:table-cell table:formula="of:=ROW()" office:value-type="float" office:value="595" calcext:value-type="float">
            <text:p>59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76" calcext:value-type="float">
            <text:p>-2.76</text:p>
          </table:table-cell>
          <table:table-cell table:number-columns-repeated="5"/>
          <table:table-cell table:formula="of:=ROW()" office:value-type="float" office:value="596" calcext:value-type="float">
            <text:p>59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61" calcext:value-type="float">
            <text:p>-2.61</text:p>
          </table:table-cell>
          <table:table-cell table:number-columns-repeated="5"/>
          <table:table-cell table:formula="of:=ROW()" office:value-type="float" office:value="597" calcext:value-type="float">
            <text:p>59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34" calcext:value-type="float">
            <text:p>-2.34</text:p>
          </table:table-cell>
          <table:table-cell table:number-columns-repeated="5"/>
          <table:table-cell table:formula="of:=ROW()" office:value-type="float" office:value="598" calcext:value-type="float">
            <text:p>59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23" calcext:value-type="float">
            <text:p>-2.23</text:p>
          </table:table-cell>
          <table:table-cell table:number-columns-repeated="5"/>
          <table:table-cell table:formula="of:=ROW()" office:value-type="float" office:value="599" calcext:value-type="float">
            <text:p>59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600" calcext:value-type="float">
            <text:p>60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601" calcext:value-type="float">
            <text:p>60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5"/>
          <table:table-cell table:formula="of:=ROW()" office:value-type="float" office:value="602" calcext:value-type="float">
            <text:p>60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table:number-columns-repeated="5"/>
          <table:table-cell table:formula="of:=ROW()" office:value-type="float" office:value="603" calcext:value-type="float">
            <text:p>60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5"/>
          <table:table-cell table:formula="of:=ROW()" office:value-type="float" office:value="604" calcext:value-type="float">
            <text:p>60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605" calcext:value-type="float">
            <text:p>60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606" calcext:value-type="float">
            <text:p>60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5"/>
          <table:table-cell table:formula="of:=ROW()" office:value-type="float" office:value="607" calcext:value-type="float">
            <text:p>60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608" calcext:value-type="float">
            <text:p>60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609" calcext:value-type="float">
            <text:p>60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610" calcext:value-type="float">
            <text:p>61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611" calcext:value-type="float">
            <text:p>61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612" calcext:value-type="float">
            <text:p>61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613" calcext:value-type="float">
            <text:p>61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6" calcext:value-type="float">
            <text:p>-1.96</text:p>
          </table:table-cell>
          <table:table-cell table:number-columns-repeated="5"/>
          <table:table-cell table:formula="of:=ROW()" office:value-type="float" office:value="614" calcext:value-type="float">
            <text:p>61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87" calcext:value-type="float">
            <text:p>-1.87</text:p>
          </table:table-cell>
          <table:table-cell table:number-columns-repeated="5"/>
          <table:table-cell table:formula="of:=ROW()" office:value-type="float" office:value="615" calcext:value-type="float">
            <text:p>61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82" calcext:value-type="float">
            <text:p>-1.82</text:p>
          </table:table-cell>
          <table:table-cell table:number-columns-repeated="5"/>
          <table:table-cell table:formula="of:=ROW()" office:value-type="float" office:value="616" calcext:value-type="float">
            <text:p>61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64" calcext:value-type="float">
            <text:p>-1.64</text:p>
          </table:table-cell>
          <table:table-cell table:number-columns-repeated="5"/>
          <table:table-cell table:formula="of:=ROW()" office:value-type="float" office:value="617" calcext:value-type="float">
            <text:p>61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5"/>
          <table:table-cell table:formula="of:=ROW()" office:value-type="float" office:value="618" calcext:value-type="float">
            <text:p>61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3" calcext:value-type="float">
            <text:p>-1.3</text:p>
          </table:table-cell>
          <table:table-cell table:number-columns-repeated="5"/>
          <table:table-cell table:formula="of:=ROW()" office:value-type="float" office:value="619" calcext:value-type="float">
            <text:p>61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16" calcext:value-type="float">
            <text:p>-1.16</text:p>
          </table:table-cell>
          <table:table-cell table:number-columns-repeated="5"/>
          <table:table-cell table:formula="of:=ROW()" office:value-type="float" office:value="620" calcext:value-type="float">
            <text:p>62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621" calcext:value-type="float">
            <text:p>62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622" calcext:value-type="float">
            <text:p>62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23" calcext:value-type="float">
            <text:p>62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24" calcext:value-type="float">
            <text:p>62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25" calcext:value-type="float">
            <text:p>62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26" calcext:value-type="float">
            <text:p>62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27" calcext:value-type="float">
            <text:p>62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28" calcext:value-type="float">
            <text:p>62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29" calcext:value-type="float">
            <text:p>62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30" calcext:value-type="float">
            <text:p>63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31" calcext:value-type="float">
            <text:p>63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32" calcext:value-type="float">
            <text:p>63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33" calcext:value-type="float">
            <text:p>63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34" calcext:value-type="float">
            <text:p>63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35" calcext:value-type="float">
            <text:p>63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36" calcext:value-type="float">
            <text:p>63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37" calcext:value-type="float">
            <text:p>63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38" calcext:value-type="float">
            <text:p>63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39" calcext:value-type="float">
            <text:p>63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40" calcext:value-type="float">
            <text:p>64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41" calcext:value-type="float">
            <text:p>64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42" calcext:value-type="float">
            <text:p>64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43" calcext:value-type="float">
            <text:p>64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44" calcext:value-type="float">
            <text:p>64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45" calcext:value-type="float">
            <text:p>64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646" calcext:value-type="float">
            <text:p>64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47" calcext:value-type="float">
            <text:p>64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48" calcext:value-type="float">
            <text:p>64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49" calcext:value-type="float">
            <text:p>64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50" calcext:value-type="float">
            <text:p>65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51" calcext:value-type="float">
            <text:p>65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52" calcext:value-type="float">
            <text:p>65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53" calcext:value-type="float">
            <text:p>65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54" calcext:value-type="float">
            <text:p>65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55" calcext:value-type="float">
            <text:p>65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56" calcext:value-type="float">
            <text:p>65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57" calcext:value-type="float">
            <text:p>65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58" calcext:value-type="float">
            <text:p>65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59" calcext:value-type="float">
            <text:p>65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60" calcext:value-type="float">
            <text:p>66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61" calcext:value-type="float">
            <text:p>66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62" calcext:value-type="float">
            <text:p>66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63" calcext:value-type="float">
            <text:p>66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64" calcext:value-type="float">
            <text:p>66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65" calcext:value-type="float">
            <text:p>66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66" calcext:value-type="float">
            <text:p>66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67" calcext:value-type="float">
            <text:p>66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668" calcext:value-type="float">
            <text:p>66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69" calcext:value-type="float">
            <text:p>66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70" calcext:value-type="float">
            <text:p>67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71" calcext:value-type="float">
            <text:p>67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72" calcext:value-type="float">
            <text:p>67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73" calcext:value-type="float">
            <text:p>67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74" calcext:value-type="float">
            <text:p>67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75" calcext:value-type="float">
            <text:p>67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76" calcext:value-type="float">
            <text:p>67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77" calcext:value-type="float">
            <text:p>67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78" calcext:value-type="float">
            <text:p>67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79" calcext:value-type="float">
            <text:p>67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80" calcext:value-type="float">
            <text:p>68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81" calcext:value-type="float">
            <text:p>68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82" calcext:value-type="float">
            <text:p>68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683" calcext:value-type="float">
            <text:p>68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84" calcext:value-type="float">
            <text:p>68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685" calcext:value-type="float">
            <text:p>68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86" calcext:value-type="float">
            <text:p>68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87" calcext:value-type="float">
            <text:p>68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88" calcext:value-type="float">
            <text:p>68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5"/>
          <table:table-cell table:formula="of:=ROW()" office:value-type="float" office:value="689" calcext:value-type="float">
            <text:p>68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90" calcext:value-type="float">
            <text:p>69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91" calcext:value-type="float">
            <text:p>69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92" calcext:value-type="float">
            <text:p>69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93" calcext:value-type="float">
            <text:p>69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94" calcext:value-type="float">
            <text:p>69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95" calcext:value-type="float">
            <text:p>69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696" calcext:value-type="float">
            <text:p>69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697" calcext:value-type="float">
            <text:p>69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698" calcext:value-type="float">
            <text:p>69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699" calcext:value-type="float">
            <text:p>69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00" calcext:value-type="float">
            <text:p>70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01" calcext:value-type="float">
            <text:p>70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02" calcext:value-type="float">
            <text:p>70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03" calcext:value-type="float">
            <text:p>70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04" calcext:value-type="float">
            <text:p>70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05" calcext:value-type="float">
            <text:p>70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706" calcext:value-type="float">
            <text:p>70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07" calcext:value-type="float">
            <text:p>70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08" calcext:value-type="float">
            <text:p>70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09" calcext:value-type="float">
            <text:p>70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10" calcext:value-type="float">
            <text:p>71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11" calcext:value-type="float">
            <text:p>71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12" calcext:value-type="float">
            <text:p>71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13" calcext:value-type="float">
            <text:p>71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14" calcext:value-type="float">
            <text:p>71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15" calcext:value-type="float">
            <text:p>71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16" calcext:value-type="float">
            <text:p>71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17" calcext:value-type="float">
            <text:p>71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18" calcext:value-type="float">
            <text:p>71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719" calcext:value-type="float">
            <text:p>71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20" calcext:value-type="float">
            <text:p>72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21" calcext:value-type="float">
            <text:p>72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22" calcext:value-type="float">
            <text:p>72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23" calcext:value-type="float">
            <text:p>72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24" calcext:value-type="float">
            <text:p>72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25" calcext:value-type="float">
            <text:p>72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26" calcext:value-type="float">
            <text:p>72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27" calcext:value-type="float">
            <text:p>72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28" calcext:value-type="float">
            <text:p>72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29" calcext:value-type="float">
            <text:p>72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30" calcext:value-type="float">
            <text:p>73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31" calcext:value-type="float">
            <text:p>73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5"/>
          <table:table-cell table:formula="of:=ROW()" office:value-type="float" office:value="732" calcext:value-type="float">
            <text:p>73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33" calcext:value-type="float">
            <text:p>73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34" calcext:value-type="float">
            <text:p>73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35" calcext:value-type="float">
            <text:p>73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36" calcext:value-type="float">
            <text:p>73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37" calcext:value-type="float">
            <text:p>73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38" calcext:value-type="float">
            <text:p>73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39" calcext:value-type="float">
            <text:p>73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40" calcext:value-type="float">
            <text:p>74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41" calcext:value-type="float">
            <text:p>74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42" calcext:value-type="float">
            <text:p>74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43" calcext:value-type="float">
            <text:p>74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44" calcext:value-type="float">
            <text:p>74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45" calcext:value-type="float">
            <text:p>74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46" calcext:value-type="float">
            <text:p>74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747" calcext:value-type="float">
            <text:p>74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48" calcext:value-type="float">
            <text:p>74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49" calcext:value-type="float">
            <text:p>749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50" calcext:value-type="float">
            <text:p>750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51" calcext:value-type="float">
            <text:p>751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5"/>
          <table:table-cell table:formula="of:=ROW()" office:value-type="float" office:value="752" calcext:value-type="float">
            <text:p>752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53" calcext:value-type="float">
            <text:p>753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54" calcext:value-type="float">
            <text:p>754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55" calcext:value-type="float">
            <text:p>755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56" calcext:value-type="float">
            <text:p>756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ROW()" office:value-type="float" office:value="757" calcext:value-type="float">
            <text:p>757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58" calcext:value-type="float">
            <text:p>758</text:p>
          </table:table-cell>
          <table:table-cell table:style-name="ce1" table:formula="of:=AVERAGEIF([.$A$1:.$A$3584];ROW();[.B$1:.B$35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5"/>
          <table:table-cell table:formula="of:=ROW()" office:value-type="float" office:value="759" calcext:value-type="float">
            <text:p>759</text:p>
          </table:table-cell>
          <table:table-cell table:style-name="ce1" table:formula="of:=AVERAGEIF([.$A$1:.$A$3584];ROW();[.B$1:.B$35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98" calcext:value-type="float">
            <text:p>-8.9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14" calcext:value-type="float">
            <text:p>-8.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7.79" calcext:value-type="float">
            <text:p>-7.7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7.52" calcext:value-type="float">
            <text:p>-7.5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23" calcext:value-type="float">
            <text:p>-7.2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4" calcext:value-type="float">
            <text:p>-7.0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99" calcext:value-type="float">
            <text:p>-6.9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43" calcext:value-type="float">
            <text:p>-6.4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9" calcext:value-type="float">
            <text:p>-5.99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7" calcext:value-type="float">
            <text:p>-5.9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89" calcext:value-type="float">
            <text:p>-5.89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85" calcext:value-type="float">
            <text:p>-5.8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76" calcext:value-type="float">
            <text:p>-5.7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64" calcext:value-type="float">
            <text:p>-5.6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53" calcext:value-type="float">
            <text:p>-5.5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32" calcext:value-type="float">
            <text:p>-5.3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3" calcext:value-type="float">
            <text:p>-4.9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" calcext:value-type="float">
            <text:p>-4.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72" calcext:value-type="float">
            <text:p>-4.7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9" calcext:value-type="float">
            <text:p>-3.9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5" calcext:value-type="float">
            <text:p>-3.9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85" calcext:value-type="float">
            <text:p>-3.85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79" calcext:value-type="float">
            <text:p>-3.79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65" calcext:value-type="float">
            <text:p>-3.6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48" calcext:value-type="float">
            <text:p>-3.48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3" calcext:value-type="float">
            <text:p>-2.9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8" calcext:value-type="float">
            <text:p>-2.88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7" calcext:value-type="float">
            <text:p>-2.7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61" calcext:value-type="float">
            <text:p>-2.6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.41" calcext:value-type="float">
            <text:p>-2.4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.38" calcext:value-type="float">
            <text:p>-2.3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.21" calcext:value-type="float">
            <text:p>-2.21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.1" calcext:value-type="float">
            <text:p>-2.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8" calcext:value-type="float">
            <text:p>-2.08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87" calcext:value-type="float">
            <text:p>-1.87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6" calcext:value-type="float">
            <text:p>-1.76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63" calcext:value-type="float">
            <text:p>-1.63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4" calcext:value-type="float">
            <text:p>-1.4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28" calcext:value-type="float">
            <text:p>-1.28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19" calcext:value-type="float">
            <text:p>-1.19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71" calcext:value-type="float">
            <text:p>-8.7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53" calcext:value-type="float">
            <text:p>-8.5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8.28" calcext:value-type="float">
            <text:p>-8.2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8.03" calcext:value-type="float">
            <text:p>-8.0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7.61" calcext:value-type="float">
            <text:p>-7.6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7.44" calcext:value-type="float">
            <text:p>-7.4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4" calcext:value-type="float">
            <text:p>-6.9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64" calcext:value-type="float">
            <text:p>-6.6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38" calcext:value-type="float">
            <text:p>-6.3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22" calcext:value-type="float">
            <text:p>-6.2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5" calcext:value-type="float">
            <text:p>-5.9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" calcext:value-type="float">
            <text:p>-5.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87" calcext:value-type="float">
            <text:p>-5.8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76" calcext:value-type="float">
            <text:p>-5.7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69" calcext:value-type="float">
            <text:p>-5.6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54" calcext:value-type="float">
            <text:p>-5.5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5" calcext:value-type="float">
            <text:p>-5.0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5" calcext:value-type="float">
            <text:p>-4.9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89" calcext:value-type="float">
            <text:p>-4.8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6" calcext:value-type="float">
            <text:p>-3.9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3" calcext:value-type="float">
            <text:p>-3.93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82" calcext:value-type="float">
            <text:p>-3.8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63" calcext:value-type="float">
            <text:p>-3.63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43" calcext:value-type="float">
            <text:p>-3.4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7" calcext:value-type="float">
            <text:p>-2.9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9" calcext:value-type="float">
            <text:p>-2.89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79" calcext:value-type="float">
            <text:p>-2.79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61" calcext:value-type="float">
            <text:p>-2.6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48" calcext:value-type="float">
            <text:p>-2.4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8" calcext:value-type="float">
            <text:p>-1.98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1" calcext:value-type="float">
            <text:p>-1.91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83" calcext:value-type="float">
            <text:p>-1.83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9" calcext:value-type="float">
            <text:p>-1.7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62" calcext:value-type="float">
            <text:p>-1.6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54" calcext:value-type="float">
            <text:p>-1.5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35" calcext:value-type="float">
            <text:p>-1.3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.09" calcext:value-type="float">
            <text:p>-9.0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59" calcext:value-type="float">
            <text:p>-8.5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43" calcext:value-type="float">
            <text:p>-8.4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25" calcext:value-type="float">
            <text:p>-8.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1" calcext:value-type="float">
            <text:p>-8.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7.92" calcext:value-type="float">
            <text:p>-7.9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7.77" calcext:value-type="float">
            <text:p>-7.7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7.57" calcext:value-type="float">
            <text:p>-7.5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7.4" calcext:value-type="float">
            <text:p>-7.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23" calcext:value-type="float">
            <text:p>-7.2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1" calcext:value-type="float">
            <text:p>-6.9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84" calcext:value-type="float">
            <text:p>-6.8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72" calcext:value-type="float">
            <text:p>-6.7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52" calcext:value-type="float">
            <text:p>-6.5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99" calcext:value-type="float">
            <text:p>-5.99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68" calcext:value-type="float">
            <text:p>-5.68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53" calcext:value-type="float">
            <text:p>-5.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5" calcext:value-type="float">
            <text:p>-5.0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7" calcext:value-type="float">
            <text:p>-4.97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8" calcext:value-type="float">
            <text:p>-4.98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5" calcext:value-type="float">
            <text:p>-4.9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9" calcext:value-type="float">
            <text:p>-4.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8" calcext:value-type="float">
            <text:p>-3.98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86" calcext:value-type="float">
            <text:p>-3.86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9" calcext:value-type="float">
            <text:p>-2.99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2" calcext:value-type="float">
            <text:p>-2.92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" calcext:value-type="float">
            <text:p>-2.8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66" calcext:value-type="float">
            <text:p>-2.66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49" calcext:value-type="float">
            <text:p>-2.49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34" calcext:value-type="float">
            <text:p>-2.3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29" calcext:value-type="float">
            <text:p>-2.29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23" calcext:value-type="float">
            <text:p>-2.23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15" calcext:value-type="float">
            <text:p>-2.1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7" calcext:value-type="float">
            <text:p>-1.97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3" calcext:value-type="float">
            <text:p>-1.93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9" calcext:value-type="float">
            <text:p>-1.79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59" calcext:value-type="float">
            <text:p>-1.5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45" calcext:value-type="float">
            <text:p>-1.45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28" calcext:value-type="float">
            <text:p>-1.28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2" calcext:value-type="float">
            <text:p>-1.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82" calcext:value-type="float">
            <text:p>-8.8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8.46" calcext:value-type="float">
            <text:p>-8.4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8.36" calcext:value-type="float">
            <text:p>-8.3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91" calcext:value-type="float">
            <text:p>-7.9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99" calcext:value-type="float">
            <text:p>-6.9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28" calcext:value-type="float">
            <text:p>-6.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2" calcext:value-type="float">
            <text:p>-6.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5" calcext:value-type="float">
            <text:p>-6.0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8" calcext:value-type="float">
            <text:p>-5.9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4" calcext:value-type="float">
            <text:p>-5.94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84" calcext:value-type="float">
            <text:p>-5.84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66" calcext:value-type="float">
            <text:p>-5.66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46" calcext:value-type="float">
            <text:p>-5.4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99" calcext:value-type="float">
            <text:p>-4.9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46" calcext:value-type="float">
            <text:p>-4.46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32" calcext:value-type="float">
            <text:p>-4.3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19" calcext:value-type="float">
            <text:p>-4.19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1" calcext:value-type="float">
            <text:p>-4.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7" calcext:value-type="float">
            <text:p>-4.0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8" calcext:value-type="float">
            <text:p>-3.98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89" calcext:value-type="float">
            <text:p>-3.8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82" calcext:value-type="float">
            <text:p>-3.8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68" calcext:value-type="float">
            <text:p>-3.6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59" calcext:value-type="float">
            <text:p>-3.5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45" calcext:value-type="float">
            <text:p>-3.45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33" calcext:value-type="float">
            <text:p>-3.3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17" calcext:value-type="float">
            <text:p>-3.17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7" calcext:value-type="float">
            <text:p>-2.97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" calcext:value-type="float">
            <text:p>-2.9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3" calcext:value-type="float">
            <text:p>-2.83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69" calcext:value-type="float">
            <text:p>-2.69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5" calcext:value-type="float">
            <text:p>-2.5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36" calcext:value-type="float">
            <text:p>-2.3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9" calcext:value-type="float">
            <text:p>-1.99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7" calcext:value-type="float">
            <text:p>-1.97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4" calcext:value-type="float">
            <text:p>-1.94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2" calcext:value-type="float">
            <text:p>-1.7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52" calcext:value-type="float">
            <text:p>-1.52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38" calcext:value-type="float">
            <text:p>-1.38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31" calcext:value-type="float">
            <text:p>-1.31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22" calcext:value-type="float">
            <text:p>-1.2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15" calcext:value-type="float">
            <text:p>-1.15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63" calcext:value-type="float">
            <text:p>-8.6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24" calcext:value-type="float">
            <text:p>-8.2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16" calcext:value-type="float">
            <text:p>-8.1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5" calcext:value-type="float">
            <text:p>-8.0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3" calcext:value-type="float">
            <text:p>-8.0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3" calcext:value-type="float">
            <text:p>-8.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99" calcext:value-type="float">
            <text:p>-7.9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7.74" calcext:value-type="float">
            <text:p>-7.7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5" calcext:value-type="float">
            <text:p>-7.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7" calcext:value-type="float">
            <text:p>-6.9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5" calcext:value-type="float">
            <text:p>-6.9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5" calcext:value-type="float">
            <text:p>-6.9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83" calcext:value-type="float">
            <text:p>-6.8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1" calcext:value-type="float">
            <text:p>-5.9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86" calcext:value-type="float">
            <text:p>-5.8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72" calcext:value-type="float">
            <text:p>-5.7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52" calcext:value-type="float">
            <text:p>-5.5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39" calcext:value-type="float">
            <text:p>-5.3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5" calcext:value-type="float">
            <text:p>-5.0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7" calcext:value-type="float">
            <text:p>-4.9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92" calcext:value-type="float">
            <text:p>-4.9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9" calcext:value-type="float">
            <text:p>-3.9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8" calcext:value-type="float">
            <text:p>-3.98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4" calcext:value-type="float">
            <text:p>-3.94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81" calcext:value-type="float">
            <text:p>-3.8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71" calcext:value-type="float">
            <text:p>-3.7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61" calcext:value-type="float">
            <text:p>-3.6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4" calcext:value-type="float">
            <text:p>-3.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26" calcext:value-type="float">
            <text:p>-3.26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6" calcext:value-type="float">
            <text:p>-2.96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7" calcext:value-type="float">
            <text:p>-2.87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61" calcext:value-type="float">
            <text:p>-2.61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9" calcext:value-type="float">
            <text:p>-1.99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9" calcext:value-type="float">
            <text:p>-1.9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2" calcext:value-type="float">
            <text:p>-1.92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86" calcext:value-type="float">
            <text:p>-1.86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65" calcext:value-type="float">
            <text:p>-1.6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48" calcext:value-type="float">
            <text:p>-1.48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3" calcext:value-type="float">
            <text:p>-1.3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7.82" calcext:value-type="float">
            <text:p>-7.8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7.2" calcext:value-type="float">
            <text:p>-7.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" calcext:value-type="float">
            <text:p>-6.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24" calcext:value-type="float">
            <text:p>-6.2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6.11" calcext:value-type="float">
            <text:p>-6.1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5" calcext:value-type="float">
            <text:p>-6.0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6" calcext:value-type="float">
            <text:p>-5.9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6" calcext:value-type="float">
            <text:p>-5.9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1" calcext:value-type="float">
            <text:p>-5.9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78" calcext:value-type="float">
            <text:p>-5.7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68" calcext:value-type="float">
            <text:p>-5.6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5.54" calcext:value-type="float">
            <text:p>-5.5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46" calcext:value-type="float">
            <text:p>-5.4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9" calcext:value-type="float">
            <text:p>-4.9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8" calcext:value-type="float">
            <text:p>-4.9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89" calcext:value-type="float">
            <text:p>-4.8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9" calcext:value-type="float">
            <text:p>-3.99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8" calcext:value-type="float">
            <text:p>-3.98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4" calcext:value-type="float">
            <text:p>-3.9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1" calcext:value-type="float">
            <text:p>-3.9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1" calcext:value-type="float">
            <text:p>-3.9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77" calcext:value-type="float">
            <text:p>-3.77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67" calcext:value-type="float">
            <text:p>-3.6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5" calcext:value-type="float">
            <text:p>-3.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33" calcext:value-type="float">
            <text:p>-3.3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8" calcext:value-type="float">
            <text:p>-2.98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3" calcext:value-type="float">
            <text:p>-2.93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9" calcext:value-type="float">
            <text:p>-2.8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2" calcext:value-type="float">
            <text:p>-2.82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7" calcext:value-type="float">
            <text:p>-2.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5" calcext:value-type="float">
            <text:p>-2.5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33" calcext:value-type="float">
            <text:p>-2.3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.26" calcext:value-type="float">
            <text:p>-2.26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6" calcext:value-type="float">
            <text:p>-2.06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9" calcext:value-type="float">
            <text:p>-1.99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3" calcext:value-type="float">
            <text:p>-1.9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87" calcext:value-type="float">
            <text:p>-1.87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7" calcext:value-type="float">
            <text:p>-1.77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63" calcext:value-type="float">
            <text:p>-1.6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4" calcext:value-type="float">
            <text:p>-1.4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2" calcext:value-type="float">
            <text:p>-1.2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84" calcext:value-type="float">
            <text:p>-8.8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44" calcext:value-type="float">
            <text:p>-8.4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2" calcext:value-type="float">
            <text:p>-8.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3" calcext:value-type="float">
            <text:p>-8.0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4" calcext:value-type="float">
            <text:p>-8.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99" calcext:value-type="float">
            <text:p>-7.9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59" calcext:value-type="float">
            <text:p>-7.5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8" calcext:value-type="float">
            <text:p>-6.9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6" calcext:value-type="float">
            <text:p>-6.9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89" calcext:value-type="float">
            <text:p>-6.8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83" calcext:value-type="float">
            <text:p>-6.8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6.72" calcext:value-type="float">
            <text:p>-6.7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92" calcext:value-type="float">
            <text:p>-5.9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66" calcext:value-type="float">
            <text:p>-5.6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53" calcext:value-type="float">
            <text:p>-5.5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32" calcext:value-type="float">
            <text:p>-5.3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4" calcext:value-type="float">
            <text:p>-5.0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8" calcext:value-type="float">
            <text:p>-4.98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5" calcext:value-type="float">
            <text:p>-4.9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89" calcext:value-type="float">
            <text:p>-4.89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3" calcext:value-type="float">
            <text:p>-4.03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5" calcext:value-type="float">
            <text:p>-4.0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8" calcext:value-type="float">
            <text:p>-3.9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81" calcext:value-type="float">
            <text:p>-3.8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69" calcext:value-type="float">
            <text:p>-3.69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56" calcext:value-type="float">
            <text:p>-3.5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39" calcext:value-type="float">
            <text:p>-3.3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6" calcext:value-type="float">
            <text:p>-2.96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4" calcext:value-type="float">
            <text:p>-2.9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2" calcext:value-type="float">
            <text:p>-2.92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1" calcext:value-type="float">
            <text:p>-2.81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71" calcext:value-type="float">
            <text:p>-2.71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52" calcext:value-type="float">
            <text:p>-2.52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35" calcext:value-type="float">
            <text:p>-2.35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24" calcext:value-type="float">
            <text:p>-2.24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11" calcext:value-type="float">
            <text:p>-2.1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2" calcext:value-type="float">
            <text:p>-2.02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7" calcext:value-type="float">
            <text:p>-1.97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3" calcext:value-type="float">
            <text:p>-1.93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9" calcext:value-type="float">
            <text:p>-1.9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5" calcext:value-type="float">
            <text:p>-1.75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67" calcext:value-type="float">
            <text:p>-1.67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56" calcext:value-type="float">
            <text:p>-1.56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47" calcext:value-type="float">
            <text:p>-1.47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36" calcext:value-type="float">
            <text:p>-1.36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25" calcext:value-type="float">
            <text:p>-1.25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16" calcext:value-type="float">
            <text:p>-1.16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13" calcext:value-type="float">
            <text:p>-1.13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99" calcext:value-type="float">
            <text:p>-8.9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.75" calcext:value-type="float">
            <text:p>-8.7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48" calcext:value-type="float">
            <text:p>-8.4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4" calcext:value-type="float">
            <text:p>-8.0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3" calcext:value-type="float">
            <text:p>-8.0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2" calcext:value-type="float">
            <text:p>-8.0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.01" calcext:value-type="float">
            <text:p>-8.0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97" calcext:value-type="float">
            <text:p>-7.9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4" calcext:value-type="float">
            <text:p>-7.0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3" calcext:value-type="float">
            <text:p>-7.0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.02" calcext:value-type="float">
            <text:p>-7.0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.01" calcext:value-type="float">
            <text:p>-7.0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9" calcext:value-type="float">
            <text:p>-6.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8" calcext:value-type="float">
            <text:p>-6.9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92" calcext:value-type="float">
            <text:p>-6.9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83" calcext:value-type="float">
            <text:p>-6.8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67" calcext:value-type="float">
            <text:p>-6.67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6.56" calcext:value-type="float">
            <text:p>-6.56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41" calcext:value-type="float">
            <text:p>-6.4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5" calcext:value-type="float">
            <text:p>-6.0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3" calcext:value-type="float">
            <text:p>-6.0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4" calcext:value-type="float">
            <text:p>-6.0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1" calcext:value-type="float">
            <text:p>-6.0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.02" calcext:value-type="float">
            <text:p>-6.02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99" calcext:value-type="float">
            <text:p>-5.9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.32" calcext:value-type="float">
            <text:p>-5.32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18" calcext:value-type="float">
            <text:p>-5.18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5" calcext:value-type="float">
            <text:p>-5.05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2" calcext:value-type="float">
            <text:p>-5.02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3" calcext:value-type="float">
            <text:p>-5.0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.01" calcext:value-type="float">
            <text:p>-5.01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8" calcext:value-type="float">
            <text:p>-4.98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94" calcext:value-type="float">
            <text:p>-4.94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.86" calcext:value-type="float">
            <text:p>-4.86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67" calcext:value-type="float">
            <text:p>-4.67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2" calcext:value-type="float">
            <text:p>-4.02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.04" calcext:value-type="float">
            <text:p>-4.04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.01" calcext:value-type="float">
            <text:p>-4.0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7" calcext:value-type="float">
            <text:p>-3.97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91" calcext:value-type="float">
            <text:p>-3.91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81" calcext:value-type="float">
            <text:p>-3.8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.6" calcext:value-type="float">
            <text:p>-3.6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47" calcext:value-type="float">
            <text:p>-3.47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1" calcext:value-type="float">
            <text:p>-3.01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2" calcext:value-type="float">
            <text:p>-3.02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5" calcext:value-type="float">
            <text:p>-3.05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04" calcext:value-type="float">
            <text:p>-3.04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.03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97" calcext:value-type="float">
            <text:p>-2.97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81" calcext:value-type="float">
            <text:p>-2.81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65" calcext:value-type="float">
            <text:p>-2.6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42" calcext:value-type="float">
            <text:p>-2.42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.3" calcext:value-type="float">
            <text:p>-2.3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22" calcext:value-type="float">
            <text:p>-2.22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.05" calcext:value-type="float">
            <text:p>-2.05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3" calcext:value-type="float">
            <text:p>-2.0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.04" calcext:value-type="float">
            <text:p>-2.04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89" calcext:value-type="float">
            <text:p>-1.89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7" calcext:value-type="float">
            <text:p>-1.77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69" calcext:value-type="float">
            <text:p>-1.69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31" calcext:value-type="float">
            <text:p>-1.3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16" calcext:value-type="float">
            <text:p>-1.16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3" calcext:value-type="float">
            <text:p>-1.0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5" calcext:value-type="float">
            <text:p>-1.05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04" calcext:value-type="float">
            <text:p>-1.04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02" calcext:value-type="float">
            <text:p>-1.0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3:26:41.736000000</dc:date>
    <meta:editing-duration>PT54S</meta:editing-duration>
    <meta:editing-cycles>1</meta:editing-cycles>
    <meta:document-statistic meta:table-count="1" meta:cell-count="15862" meta:object-count="0"/>
    <meta:generator>LibreOffice/4.4.3.2$Windows_x86 LibreOffice_project/88805f81e9fe61362df02b9941de8e38a9b5fd16</meta:generator>
  </office:meta>
</office:document-meta>
</file>